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left="1.827cm" fo:margin-right="0cm" fo:text-indent="-0.635cm" style:auto-text-indent="false">
        <style:tab-stops>
          <style:tab-stop style:position="1.829cm"/>
        </style:tab-stops>
      </style:paragraph-properties>
      <style:text-properties officeooo:paragraph-rsid="00024abd"/>
    </style:style>
    <style:style style:name="P2" style:family="paragraph" style:parent-style-name="Text_20_body">
      <style:paragraph-properties fo:margin-left="1.827cm" fo:margin-right="0cm" fo:text-align="center" style:justify-single-word="false" fo:text-indent="-0.635cm" style:auto-text-indent="false">
        <style:tab-stops>
          <style:tab-stop style:position="1.829cm"/>
        </style:tab-stops>
      </style:paragraph-properties>
      <style:text-properties fo:font-size="16pt" style:text-underline-style="solid" style:text-underline-width="auto" style:text-underline-color="font-color" fo:font-weight="bold" officeooo:rsid="0003187e" officeooo:paragraph-rsid="0003187e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1.827cm" fo:margin-right="0cm" fo:text-align="center" style:justify-single-word="false" fo:text-indent="-0.635cm" style:auto-text-indent="false">
        <style:tab-stops>
          <style:tab-stop style:position="1.829cm"/>
        </style:tab-stops>
      </style:paragraph-properties>
      <style:text-properties fo:font-size="16pt" style:text-underline-style="solid" style:text-underline-width="auto" style:text-underline-color="font-color" fo:font-weight="bold" officeooo:rsid="001600de" officeooo:paragraph-rsid="001600de" style:font-size-asian="16pt" style:font-weight-asian="bold" style:font-size-complex="16pt" style:font-weight-complex="bold"/>
    </style:style>
    <style:style style:name="P4" style:family="paragraph" style:parent-style-name="Text_20_body" style:list-style-name="WWNum5">
      <style:paragraph-properties fo:margin-left="1.827cm" fo:margin-right="0cm" fo:line-height="100%" fo:text-indent="-0.635cm" style:auto-text-indent="false">
        <style:tab-stops>
          <style:tab-stop style:position="1.829cm"/>
        </style:tab-stops>
      </style:paragraph-properties>
      <style:text-properties officeooo:paragraph-rsid="00024abd"/>
    </style:style>
    <style:style style:name="P5" style:family="paragraph" style:parent-style-name="Text_20_body" style:list-style-name="WWNum6">
      <style:paragraph-properties fo:line-height="100%">
        <style:tab-stops>
          <style:tab-stop style:position="1.829cm"/>
        </style:tab-stops>
      </style:paragraph-properties>
      <style:text-properties officeooo:paragraph-rsid="001b9251"/>
    </style:style>
    <style:style style:name="P6" style:family="paragraph" style:parent-style-name="Text_20_body" style:list-style-name="WWNum6">
      <style:paragraph-properties fo:margin-top="0.064cm" fo:margin-bottom="0cm" loext:contextual-spacing="false">
        <style:tab-stops>
          <style:tab-stop style:position="1.829cm"/>
        </style:tab-stops>
      </style:paragraph-properties>
      <style:text-properties officeooo:paragraph-rsid="00024abd"/>
    </style:style>
    <style:style style:name="P7" style:family="paragraph" style:parent-style-name="Text_20_body" style:list-style-name="WWNum6">
      <style:paragraph-properties fo:margin-top="0.219cm" fo:margin-bottom="0cm" loext:contextual-spacing="false">
        <style:tab-stops>
          <style:tab-stop style:position="1.829cm"/>
        </style:tab-stops>
      </style:paragraph-properties>
      <style:text-properties officeooo:paragraph-rsid="00024abd"/>
    </style:style>
    <style:style style:name="P8" style:family="paragraph" style:parent-style-name="Text_20_body" style:list-style-name="WWNum6">
      <style:paragraph-properties fo:margin-top="0.22cm" fo:margin-bottom="0cm" loext:contextual-spacing="false">
        <style:tab-stops>
          <style:tab-stop style:position="1.829cm"/>
        </style:tab-stops>
      </style:paragraph-properties>
      <style:text-properties officeooo:paragraph-rsid="00024abd"/>
    </style:style>
    <style:style style:name="P9" style:family="paragraph" style:parent-style-name="Text_20_body" style:list-style-name="WWNum6">
      <style:paragraph-properties fo:margin-top="0.228cm" fo:margin-bottom="0cm" loext:contextual-spacing="false">
        <style:tab-stops>
          <style:tab-stop style:position="1.829cm"/>
        </style:tab-stops>
      </style:paragraph-properties>
      <style:text-properties officeooo:paragraph-rsid="00024abd"/>
    </style:style>
    <style:style style:name="P10" style:family="paragraph" style:parent-style-name="Text_20_body" style:list-style-name="WWNum6">
      <style:paragraph-properties fo:margin-left="1.812cm" fo:margin-right="0cm" fo:margin-top="0.072cm" fo:margin-bottom="0cm" loext:contextual-spacing="false" fo:text-indent="-0.635cm" style:auto-text-indent="false">
        <style:tab-stops>
          <style:tab-stop style:position="1.813cm"/>
        </style:tab-stops>
      </style:paragraph-properties>
      <style:text-properties officeooo:paragraph-rsid="00024abd"/>
    </style:style>
    <style:style style:name="P11" style:family="paragraph" style:parent-style-name="Text_20_body" style:list-style-name="WWNum6">
      <style:paragraph-properties fo:margin-left="1.812cm" fo:margin-right="0cm" fo:margin-top="0.219cm" fo:margin-bottom="0cm" loext:contextual-spacing="false" fo:text-indent="-0.635cm" style:auto-text-indent="false">
        <style:tab-stops>
          <style:tab-stop style:position="1.813cm"/>
        </style:tab-stops>
      </style:paragraph-properties>
      <style:text-properties officeooo:paragraph-rsid="00024abd"/>
    </style:style>
    <style:style style:name="P12" style:family="paragraph" style:parent-style-name="Text_20_body" style:list-style-name="WWNum6">
      <style:paragraph-properties fo:margin-left="1.812cm" fo:margin-right="0cm" fo:margin-top="0.228cm" fo:margin-bottom="0cm" loext:contextual-spacing="false" fo:text-indent="-0.635cm" style:auto-text-indent="false">
        <style:tab-stops>
          <style:tab-stop style:position="1.813cm"/>
        </style:tab-stops>
      </style:paragraph-properties>
      <style:text-properties officeooo:paragraph-rsid="00024abd"/>
    </style:style>
    <style:style style:name="P13" style:family="paragraph" style:parent-style-name="Text_20_body">
      <style:paragraph-properties fo:margin-left="1.565cm" fo:margin-right="0cm" fo:margin-top="0.242cm" fo:margin-bottom="0cm" loext:contextual-spacing="false" fo:line-height="100%" fo:text-indent="0cm" style:auto-text-indent="false">
        <style:tab-stops>
          <style:tab-stop style:position="1.829cm"/>
        </style:tab-stops>
      </style:paragraph-properties>
      <style:text-properties officeooo:paragraph-rsid="0003187e"/>
    </style:style>
    <style:style style:name="P14" style:family="paragraph" style:parent-style-name="Text_20_body">
      <style:paragraph-properties fo:margin-left="1.565cm" fo:margin-right="0cm" fo:margin-top="0.363cm" fo:margin-bottom="0cm" loext:contextual-spacing="false" fo:line-height="100%" fo:text-indent="0cm" style:auto-text-indent="false"/>
      <style:text-properties officeooo:paragraph-rsid="0003187e"/>
    </style:style>
    <style:style style:name="P15" style:family="paragraph" style:parent-style-name="Text_20_body">
      <style:paragraph-properties fo:margin-left="1.565cm" fo:margin-right="0cm" fo:margin-top="0.25cm" fo:margin-bottom="0cm" loext:contextual-spacing="false" fo:line-height="100%" fo:text-indent="0cm" style:auto-text-indent="false"/>
      <style:text-properties officeooo:paragraph-rsid="0003187e"/>
    </style:style>
    <style:style style:name="P16" style:family="paragraph" style:parent-style-name="Text_20_body" style:list-style-name="WWNum2">
      <style:paragraph-properties fo:margin-left="1.939cm" fo:margin-right="0cm" fo:text-indent="-0.635cm" style:auto-text-indent="false">
        <style:tab-stops>
          <style:tab-stop style:position="1.94cm"/>
        </style:tab-stops>
      </style:paragraph-properties>
      <style:text-properties officeooo:paragraph-rsid="001d4fc1"/>
    </style:style>
    <style:style style:name="P1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1.829cm"/>
        </style:tab-stops>
      </style:paragraph-properties>
      <style:text-properties officeooo:paragraph-rsid="00024abd"/>
    </style:style>
    <style:style style:name="P18" style:family="paragraph" style:parent-style-name="Standard">
      <style:text-properties style:font-name="Times New Roman" fo:font-size="12pt" officeooo:paragraph-rsid="00024abd" style:font-name-asian="Times New Roman1" style:font-size-asian="12pt" style:font-name-complex="Times New Roman1" style:font-size-complex="12pt"/>
    </style:style>
    <style:style style:name="P19" style:family="paragraph" style:parent-style-name="Standard">
      <style:text-properties style:font-name="Times New Roman" fo:font-size="12pt" officeooo:paragraph-rsid="0003187e" style:font-name-asian="Times New Roman1" style:font-size-asian="12pt" style:font-name-complex="Times New Roman1" style:font-size-complex="12pt"/>
    </style:style>
    <style:style style:name="P20" style:family="paragraph" style:parent-style-name="Standard">
      <style:text-properties style:font-name="Calibri" fo:font-weight="bold" officeooo:paragraph-rsid="0003187e" style:font-name-asian="Calibri2" style:font-weight-asian="bold" style:font-name-complex="Calibri2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187e" officeooo:paragraph-rsid="0003187e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012cm" fo:margin-bottom="0cm" loext:contextual-spacing="false"/>
      <style:text-properties style:font-name="Times New Roman" fo:font-size="10.5pt" officeooo:paragraph-rsid="00024abd" style:font-name-asian="Times New Roman1" style:font-size-asian="10.5pt" style:font-name-complex="Times New Roman1" style:font-size-complex="10.5pt"/>
    </style:style>
    <style:style style:name="P23" style:family="paragraph" style:parent-style-name="Standard">
      <style:paragraph-properties fo:margin-top="0.012cm" fo:margin-bottom="0cm" loext:contextual-spacing="false"/>
      <style:text-properties style:font-name="Times New Roman" fo:font-size="12.5pt" officeooo:paragraph-rsid="0003187e" style:font-name-asian="Times New Roman1" style:font-size-asian="12.5pt" style:font-name-complex="Times New Roman1" style:font-size-complex="12.5pt"/>
    </style:style>
    <style:style style:name="P24" style:family="paragraph" style:parent-style-name="Standard" style:master-page-name="Standard">
      <style:paragraph-properties fo:margin-left="0cm" fo:margin-right="0cm" fo:margin-top="0.27cm" fo:margin-bottom="0cm" loext:contextual-spacing="false" fo:line-height="0.462cm" fo:text-indent="0cm" style:auto-text-indent="false" style:page-number="auto"/>
      <style:text-properties officeooo:paragraph-rsid="0003187e"/>
    </style:style>
    <style:style style:name="P25" style:family="paragraph" style:parent-style-name="Standard">
      <style:paragraph-properties fo:margin-left="0cm" fo:margin-right="0cm" fo:line-height="0.462cm" fo:text-indent="0cm" style:auto-text-indent="false"/>
      <style:text-properties officeooo:paragraph-rsid="0003187e"/>
    </style:style>
    <style:style style:name="P26" style:family="paragraph" style:parent-style-name="Standard">
      <style:paragraph-properties fo:margin-left="0cm" fo:margin-right="0cm" fo:line-height="0.466cm" fo:text-indent="0cm" style:auto-text-indent="false"/>
      <style:text-properties officeooo:paragraph-rsid="0003187e"/>
    </style:style>
    <style:style style:name="P27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3.216cm"/>
        </style:tab-stops>
      </style:paragraph-properties>
      <style:text-properties officeooo:paragraph-rsid="0013fe92"/>
    </style:style>
    <style:style style:name="P28" style:family="paragraph" style:parent-style-name="Standard">
      <style:paragraph-properties fo:margin-left="0cm" fo:margin-right="0cm" fo:margin-top="0.009cm" fo:margin-bottom="0cm" loext:contextual-spacing="false" fo:text-indent="0cm" style:auto-text-indent="false"/>
      <style:text-properties officeooo:paragraph-rsid="0003187e"/>
    </style:style>
    <style:style style:name="P29" style:family="paragraph" style:parent-style-name="Standard">
      <loext:graphic-properties draw:fill="none"/>
      <style:paragraph-properties fo:margin-left="0cm" fo:margin-right="0cm" fo:margin-top="0.021cm" fo:margin-bottom="0cm" loext:contextual-spacing="false" fo:line-height="150%" fo:text-indent="0cm" style:auto-text-indent="false" fo:background-color="transparent">
        <style:tab-stops>
          <style:tab-stop style:position="3.394cm"/>
        </style:tab-stops>
      </style:paragraph-properties>
      <style:text-properties officeooo:paragraph-rsid="001600de"/>
    </style:style>
    <style:style style:name="P30" style:family="paragraph" style:parent-style-name="Standard">
      <style:paragraph-properties fo:margin-left="0cm" fo:margin-right="0cm" fo:margin-top="0.021cm" fo:margin-bottom="0cm" loext:contextual-spacing="false" fo:line-height="150%" fo:text-indent="0cm" style:auto-text-indent="false">
        <style:tab-stops>
          <style:tab-stop style:position="3.394cm"/>
        </style:tab-stops>
      </style:paragraph-properties>
      <style:text-properties officeooo:paragraph-rsid="0013fe92"/>
    </style:style>
    <style:style style:name="P31" style:family="paragraph" style:parent-style-name="Standard" style:list-style-name="WWNum4">
      <style:paragraph-properties fo:margin-left="1.692cm" fo:margin-right="0cm" fo:text-indent="-0.635cm" style:auto-text-indent="false">
        <style:tab-stops>
          <style:tab-stop style:position="1.693cm"/>
        </style:tab-stops>
      </style:paragraph-properties>
      <style:text-properties officeooo:paragraph-rsid="0003187e"/>
    </style:style>
    <style:style style:name="P32" style:family="paragraph" style:parent-style-name="Standard">
      <style:paragraph-properties fo:margin-left="1.692cm" fo:margin-right="0cm" fo:margin-top="0.215cm" fo:margin-bottom="0cm" loext:contextual-spacing="false" fo:text-indent="0cm" style:auto-text-indent="false"/>
      <style:text-properties officeooo:paragraph-rsid="0003187e"/>
    </style:style>
    <style:style style:name="P33" style:family="paragraph" style:parent-style-name="Standard">
      <style:paragraph-properties fo:margin-top="0.005cm" fo:margin-bottom="0cm" loext:contextual-spacing="false"/>
      <style:text-properties style:font-name="Times New Roman" fo:font-size="12.5pt" officeooo:paragraph-rsid="0003187e" style:font-name-asian="Times New Roman1" style:font-size-asian="12.5pt" style:font-name-complex="Times New Roman1" style:font-size-complex="12.5pt"/>
    </style:style>
    <style:style style:name="P34" style:family="paragraph" style:parent-style-name="Standard">
      <style:paragraph-properties fo:margin-top="0.018cm" fo:margin-bottom="0cm" loext:contextual-spacing="false"/>
      <style:text-properties style:font-name="Times New Roman" fo:font-size="12pt" officeooo:paragraph-rsid="0003187e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top="0.018cm" fo:margin-bottom="0cm" loext:contextual-spacing="false"/>
      <style:text-properties style:font-name="Times New Roman" fo:font-size="12.5pt" officeooo:paragraph-rsid="0003187e" style:font-name-asian="Times New Roman1" style:font-size-asian="12.5pt" style:font-name-complex="Times New Roman1" style:font-size-complex="12.5pt"/>
    </style:style>
    <style:style style:name="P36" style:family="paragraph" style:parent-style-name="Standard">
      <style:paragraph-properties fo:margin-left="0.945cm" fo:margin-right="0cm" fo:margin-top="0.284cm" fo:margin-bottom="0cm" loext:contextual-spacing="false" fo:text-indent="0cm" style:auto-text-indent="false">
        <style:tab-stops>
          <style:tab-stop style:position="1.58cm"/>
        </style:tab-stops>
      </style:paragraph-properties>
      <style:text-properties officeooo:paragraph-rsid="0003187e"/>
    </style:style>
    <style:style style:name="P37" style:family="paragraph" style:parent-style-name="Standard" style:list-style-name="WWNum3">
      <style:paragraph-properties fo:margin-left="1.58cm" fo:margin-right="0cm" fo:margin-top="0.203cm" fo:margin-bottom="0cm" loext:contextual-spacing="false" fo:text-indent="-0.635cm" style:auto-text-indent="false">
        <style:tab-stops>
          <style:tab-stop style:position="1.582cm"/>
        </style:tab-stops>
      </style:paragraph-properties>
      <style:text-properties officeooo:paragraph-rsid="0003187e"/>
    </style:style>
    <style:style style:name="P38" style:family="paragraph" style:parent-style-name="Standard" style:list-style-name="WWNum3">
      <style:paragraph-properties fo:margin-left="1.58cm" fo:margin-right="0cm" fo:text-indent="-0.635cm" style:auto-text-indent="false">
        <style:tab-stops>
          <style:tab-stop style:position="1.582cm"/>
        </style:tab-stops>
      </style:paragraph-properties>
      <style:text-properties officeooo:paragraph-rsid="0003187e"/>
    </style:style>
    <style:style style:name="P39" style:family="paragraph" style:parent-style-name="Standard" style:list-style-name="WWNum3">
      <style:paragraph-properties fo:margin-left="1.58cm" fo:margin-right="0cm" fo:margin-top="0.208cm" fo:margin-bottom="0cm" loext:contextual-spacing="false" fo:text-indent="-0.635cm" style:auto-text-indent="false">
        <style:tab-stops>
          <style:tab-stop style:position="1.582cm"/>
        </style:tab-stops>
      </style:paragraph-properties>
      <style:text-properties officeooo:paragraph-rsid="0003187e"/>
    </style:style>
    <style:style style:name="P40" style:family="paragraph" style:parent-style-name="Standard">
      <style:paragraph-properties fo:margin-top="0.007cm" fo:margin-bottom="0cm" loext:contextual-spacing="false"/>
      <style:text-properties style:font-name="Times New Roman" fo:font-size="10.5pt" officeooo:paragraph-rsid="0003187e" style:font-name-asian="Times New Roman1" style:font-size-asian="10.5pt" style:font-name-complex="Times New Roman1" style:font-size-complex="10.5pt"/>
    </style:style>
    <style:style style:name="P41" style:family="paragraph" style:parent-style-name="Standard">
      <loext:graphic-properties draw:fill="none"/>
      <style:paragraph-properties fo:margin-left="0cm" fo:margin-right="0.199cm" fo:margin-top="0.18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-3.704cm"/>
          <style:tab-stop style:position="0.079cm"/>
          <style:tab-stop style:position="4.512cm"/>
        </style:tab-stops>
      </style:paragraph-properties>
      <style:text-properties style:font-name="Times New Roman" fo:font-size="16pt" style:text-underline-style="solid" style:text-underline-width="auto" style:text-underline-color="font-color" fo:font-weight="bold" officeooo:rsid="002579dc" officeooo:paragraph-rsid="002579dc" style:font-name-asian="Times New Roman1" style:font-size-asian="16pt" style:font-weight-asian="bold" style:font-name-complex="Times New Roman1" style:font-size-complex="16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.199cm" fo:margin-top="0.18cm" fo:margin-bottom="0cm" loext:contextual-spacing="false" fo:line-height="150%" fo:text-indent="0cm" style:auto-text-indent="false" style:page-number="auto" fo:background-color="transparent">
        <style:tab-stops>
          <style:tab-stop style:position="-3.704cm"/>
          <style:tab-stop style:position="0.079cm"/>
          <style:tab-stop style:position="4.512cm"/>
        </style:tab-stops>
      </style:paragraph-properties>
      <style:text-properties officeooo:paragraph-rsid="0003187e"/>
    </style:style>
    <style:style style:name="P43" style:family="paragraph" style:parent-style-name="Standard" style:master-page-name="">
      <loext:graphic-properties draw:fill="none"/>
      <style:paragraph-properties fo:margin-left="0cm" fo:margin-right="0.199cm" fo:margin-top="0.18cm" fo:margin-bottom="0cm" loext:contextual-spacing="false" fo:line-height="150%" fo:text-indent="0cm" style:auto-text-indent="false" style:page-number="auto" fo:background-color="transparent">
        <style:tab-stops>
          <style:tab-stop style:position="-3.704cm"/>
          <style:tab-stop style:position="0.079cm"/>
          <style:tab-stop style:position="4.512cm"/>
        </style:tab-stops>
      </style:paragraph-properties>
      <style:text-properties officeooo:paragraph-rsid="00045e40"/>
    </style:style>
    <style:style style:name="P44" style:family="paragraph" style:parent-style-name="Standard" style:master-page-name="">
      <loext:graphic-properties draw:fill="none"/>
      <style:paragraph-properties fo:margin-left="0cm" fo:margin-right="0.199cm" fo:margin-top="0.18cm" fo:margin-bottom="0cm" loext:contextual-spacing="false" fo:line-height="150%" fo:text-indent="0cm" style:auto-text-indent="false" style:page-number="auto" fo:background-color="transparent">
        <style:tab-stops>
          <style:tab-stop style:position="-3.704cm"/>
          <style:tab-stop style:position="0.079cm"/>
          <style:tab-stop style:position="4.512cm"/>
        </style:tab-stops>
      </style:paragraph-properties>
      <style:text-properties officeooo:paragraph-rsid="000d1063"/>
    </style:style>
    <style:style style:name="P45" style:family="paragraph" style:parent-style-name="Standard">
      <loext:graphic-properties draw:fill="none"/>
      <style:paragraph-properties fo:margin-left="0.513cm" fo:margin-right="0cm" fo:margin-top="0.122cm" fo:margin-bottom="0cm" loext:contextual-spacing="false" fo:line-height="0.473cm" fo:text-indent="0cm" style:auto-text-indent="false" fo:background-color="transparent">
        <style:tab-stops>
          <style:tab-stop style:position="4.512cm"/>
        </style:tab-stops>
      </style:paragraph-properties>
      <style:text-properties officeooo:paragraph-rsid="002579dc"/>
    </style:style>
    <style:style style:name="P46" style:family="paragraph" style:parent-style-name="Heading_20_1" style:list-style-name="WWNum6">
      <style:paragraph-properties fo:margin-top="0.123cm" fo:margin-bottom="0cm" loext:contextual-spacing="false">
        <style:tab-stops>
          <style:tab-stop style:position="0.813cm"/>
        </style:tab-stops>
      </style:paragraph-properties>
      <style:text-properties officeooo:paragraph-rsid="00024abd"/>
    </style:style>
    <style:style style:name="P47" style:family="paragraph" style:parent-style-name="Heading_20_1" style:list-style-name="WWNum6">
      <style:paragraph-properties fo:margin-top="0.291cm" fo:margin-bottom="0cm" loext:contextual-spacing="false">
        <style:tab-stops>
          <style:tab-stop style:position="0.813cm"/>
        </style:tab-stops>
      </style:paragraph-properties>
      <style:text-properties officeooo:paragraph-rsid="00024abd"/>
    </style:style>
    <style:style style:name="P48" style:family="paragraph" style:parent-style-name="Heading_20_1" style:list-style-name="WWNum6">
      <style:paragraph-properties fo:margin-top="0.21cm" fo:margin-bottom="0cm" loext:contextual-spacing="false">
        <style:tab-stops>
          <style:tab-stop style:position="0.813cm"/>
        </style:tab-stops>
      </style:paragraph-properties>
      <style:text-properties officeooo:paragraph-rsid="00024abd"/>
    </style:style>
    <style:style style:name="P49" style:family="paragraph" style:parent-style-name="Heading_20_1">
      <style:paragraph-properties fo:margin-left="0cm" fo:margin-right="1.522cm" fo:text-align="center" style:justify-single-word="false" fo:text-indent="0cm" style:auto-text-indent="false">
        <style:tab-stops>
          <style:tab-stop style:position="0cm"/>
          <style:tab-stop style:position="7.013cm"/>
        </style:tab-stops>
      </style:paragraph-properties>
      <style:text-properties style:font-name="Times new roman" officeooo:paragraph-rsid="0003187e"/>
    </style:style>
    <style:style style:name="P50" style:family="paragraph" style:parent-style-name="Heading_20_1">
      <style:paragraph-properties fo:margin-left="0cm" fo:margin-right="1.655cm" fo:text-align="center" style:justify-single-word="false" fo:text-indent="0cm" style:auto-text-indent="false"/>
      <style:text-properties officeooo:paragraph-rsid="0003187e"/>
    </style:style>
    <style:style style:name="P51" style:family="paragraph" style:parent-style-name="Heading_20_1">
      <style:paragraph-properties fo:margin-left="0.31cm" fo:margin-right="0.958cm" fo:line-height="148%" fo:text-indent="0cm" style:auto-text-indent="false">
        <style:tab-stops>
          <style:tab-stop style:position="2.977cm"/>
        </style:tab-stops>
      </style:paragraph-properties>
      <style:text-properties officeooo:paragraph-rsid="0003187e"/>
    </style:style>
    <style:style style:name="P52" style:family="paragraph" style:parent-style-name="Heading_20_1">
      <loext:graphic-properties draw:fill="none"/>
      <style:paragraph-properties fo:margin-left="0.513cm" fo:margin-right="0cm" fo:margin-top="0.122cm" fo:margin-bottom="0cm" loext:contextual-spacing="false" fo:line-height="200%" fo:text-indent="0cm" style:auto-text-indent="false" fo:background-color="transparent">
        <style:tab-stops>
          <style:tab-stop style:position="4.512cm"/>
        </style:tab-stops>
      </style:paragraph-properties>
      <style:text-properties officeooo:paragraph-rsid="00281089"/>
    </style:style>
    <style:style style:name="T1" style:family="text">
      <style:text-properties fo:letter-spacing="-0.002cm"/>
    </style:style>
    <style:style style:name="T2" style:family="text">
      <style:text-properties fo:letter-spacing="-0.002cm" style:font-name-complex="Times New Roman1"/>
    </style:style>
    <style:style style:name="T3" style:family="text">
      <style:text-properties fo:letter-spacing="-0.002cm" fo:font-weight="bold" style:font-weight-asian="bold"/>
    </style:style>
    <style:style style:name="T4" style:family="text">
      <style:text-properties fo:letter-spacing="-0.002cm" officeooo:rsid="00219229"/>
    </style:style>
    <style:style style:name="T5" style:family="text">
      <style:text-properties fo:letter-spacing="-0.002cm" style:text-underline-style="solid" style:text-underline-width="auto" style:text-underline-color="font-color"/>
    </style:style>
    <style:style style:name="T6" style:family="text">
      <style:text-properties fo:letter-spacing="-0.002cm" style:text-underline-style="solid" style:text-underline-width="auto" style:text-underline-color="font-color" officeooo:rsid="00219229"/>
    </style:style>
    <style:style style:name="T7" style:family="text">
      <style:text-properties fo:letter-spacing="0.004cm"/>
    </style:style>
    <style:style style:name="T8" style:family="text">
      <style:text-properties fo:letter-spacing="0.004cm" style:font-name-complex="Times New Roman1"/>
    </style:style>
    <style:style style:name="T9" style:family="text">
      <style:text-properties fo:letter-spacing="-0.004cm"/>
    </style:style>
    <style:style style:name="T10" style:family="text">
      <style:text-properties fo:letter-spacing="-0.004cm" style:font-name-complex="Times New Roman1"/>
    </style:style>
    <style:style style:name="T11" style:family="text">
      <style:text-properties fo:letter-spacing="-0.004cm" officeooo:rsid="00219229" style:font-name-complex="Times New Roman1"/>
    </style:style>
    <style:style style:name="T12" style:family="text">
      <style:text-properties fo:letter-spacing="-0.004cm" officeooo:rsid="001816ba"/>
    </style:style>
    <style:style style:name="T13" style:family="text">
      <style:text-properties fo:letter-spacing="-0.004cm" officeooo:rsid="001ed4df"/>
    </style:style>
    <style:style style:name="T14" style:family="text">
      <style:text-properties fo:letter-spacing="-0.004cm" officeooo:rsid="00219229"/>
    </style:style>
    <style:style style:name="T15" style:family="text">
      <style:text-properties fo:letter-spacing="0.012cm"/>
    </style:style>
    <style:style style:name="T16" style:family="text">
      <style:text-properties fo:letter-spacing="0.012cm" style:font-name-complex="Times New Roman1"/>
    </style:style>
    <style:style style:name="T17" style:family="text">
      <style:text-properties fo:letter-spacing="0.009cm"/>
    </style:style>
    <style:style style:name="T18" style:family="text">
      <style:text-properties fo:letter-spacing="0.002cm"/>
    </style:style>
    <style:style style:name="T19" style:family="text">
      <style:text-properties fo:letter-spacing="0.002cm" style:font-name-complex="Times New Roman1"/>
    </style:style>
    <style:style style:name="T20" style:family="text">
      <style:text-properties fo:letter-spacing="0.002cm" officeooo:rsid="001b9251"/>
    </style:style>
    <style:style style:name="T21" style:family="text">
      <style:text-properties fo:letter-spacing="-0.007cm"/>
    </style:style>
    <style:style style:name="T22" style:family="text">
      <style:text-properties fo:letter-spacing="0.011cm"/>
    </style:style>
    <style:style style:name="T23" style:family="text">
      <style:text-properties fo:letter-spacing="0.011cm" style:font-name-complex="Times New Roman1"/>
    </style:style>
    <style:style style:name="T24" style:family="text">
      <style:text-properties fo:letter-spacing="-0.009cm"/>
    </style:style>
    <style:style style:name="T25" style:family="text">
      <style:text-properties fo:letter-spacing="-0.009cm" style:font-name-complex="Times New Roman1"/>
    </style:style>
    <style:style style:name="T26" style:family="text">
      <style:text-properties fo:letter-spacing="-0.005cm"/>
    </style:style>
    <style:style style:name="T27" style:family="text">
      <style:text-properties fo:letter-spacing="-0.005cm" style:font-name-complex="Times New Roman1"/>
    </style:style>
    <style:style style:name="T28" style:family="text">
      <style:text-properties fo:letter-spacing="0.007cm"/>
    </style:style>
    <style:style style:name="T29" style:family="text">
      <style:text-properties fo:font-weight="normal" style:font-weight-asian="normal"/>
    </style:style>
    <style:style style:name="T30" style:family="text">
      <style:text-properties style:font-name-complex="Times New Roman1"/>
    </style:style>
    <style:style style:name="T31" style:family="text">
      <style:text-properties fo:letter-spacing="0.005cm"/>
    </style:style>
    <style:style style:name="T32" style:family="text">
      <style:text-properties fo:font-size="11.5pt" fo:letter-spacing="-0.002cm" style:font-size-asian="11.5pt"/>
    </style:style>
    <style:style style:name="T33" style:family="text">
      <style:text-properties fo:font-size="11.5pt" fo:letter-spacing="-0.002cm" officeooo:rsid="002a925f" style:font-size-asian="11.5pt"/>
    </style:style>
    <style:style style:name="T34" style:family="text">
      <style:text-properties fo:font-size="11.5pt" style:font-size-asian="11.5pt"/>
    </style:style>
    <style:style style:name="T35" style:family="text">
      <style:text-properties fo:font-size="11.5pt" fo:letter-spacing="0.004cm" style:font-size-asian="11.5pt"/>
    </style:style>
    <style:style style:name="T36" style:family="text">
      <style:text-properties style:font-name="Times New Roman" fo:font-size="11.5pt" fo:letter-spacing="-0.002cm" fo:font-weight="bold" style:font-size-asian="11.5pt" style:font-weight-asian="bold"/>
    </style:style>
    <style:style style:name="T37" style:family="text">
      <style:text-properties style:font-name="Times New Roman" fo:font-size="11.5pt" fo:letter-spacing="-0.002cm" style:font-size-asian="11.5pt"/>
    </style:style>
    <style:style style:name="T38" style:family="text">
      <style:text-properties style:font-name="Times New Roman" fo:font-size="11.5pt" fo:letter-spacing="-0.002cm" style:font-name-asian="Times New Roman1" style:font-size-asian="11.5pt" style:font-name-complex="Times New Roman1" style:font-size-complex="11.5pt"/>
    </style:style>
    <style:style style:name="T39" style:family="text">
      <style:text-properties style:font-name="Times New Roman" fo:font-size="11.5pt" fo:letter-spacing="-0.002cm" officeooo:rsid="001a120b" style:font-name-asian="Times New Roman1" style:font-size-asian="11.5pt" style:font-name-complex="Times New Roman1" style:font-size-complex="11.5pt"/>
    </style:style>
    <style:style style:name="T40" style:family="text">
      <style:text-properties style:font-name="Times New Roman" fo:font-size="11.5pt" fo:letter-spacing="-0.007cm" fo:font-weight="bold" style:font-size-asian="11.5pt" style:font-weight-asian="bold"/>
    </style:style>
    <style:style style:name="T41" style:family="text">
      <style:text-properties style:font-name="Times New Roman" fo:font-size="11.5pt" fo:font-weight="bold" style:font-size-asian="11.5pt" style:font-weight-asian="bold"/>
    </style:style>
    <style:style style:name="T42" style:family="text">
      <style:text-properties style:font-name="Times New Roman" fo:font-size="11.5pt" style:font-size-asian="11.5pt"/>
    </style:style>
    <style:style style:name="T43" style:family="text">
      <style:text-properties style:font-name="Times New Roman" fo:font-size="11.5pt" officeooo:rsid="001fe6bb" style:font-size-asian="11.5pt"/>
    </style:style>
    <style:style style:name="T44" style:family="text">
      <style:text-properties style:font-name="Times New Roman" fo:font-size="11.5pt" fo:letter-spacing="-0.004cm" style:font-size-asian="11.5pt"/>
    </style:style>
    <style:style style:name="T45" style:family="text">
      <style:text-properties style:font-name="Times New Roman" fo:font-size="11.5pt" fo:letter-spacing="-0.004cm" style:font-name-asian="Times New Roman1" style:font-size-asian="11.5pt" style:font-name-complex="Times New Roman1" style:font-size-complex="11.5pt"/>
    </style:style>
    <style:style style:name="T46" style:family="text">
      <style:text-properties style:font-name="Times New Roman" fo:font-size="11.5pt" fo:letter-spacing="-0.012cm" style:font-size-asian="11.5pt"/>
    </style:style>
    <style:style style:name="T47" style:family="text">
      <style:text-properties style:font-name="Times New Roman" fo:font-size="11.5pt" fo:letter-spacing="0.005cm" style:font-size-asian="11.5pt"/>
    </style:style>
    <style:style style:name="T48" style:family="text">
      <style:text-properties style:font-name="Times New Roman" fo:font-size="11.5pt" fo:letter-spacing="0.005cm" style:font-name-asian="Times New Roman1" style:font-size-asian="11.5pt" style:font-name-complex="Times New Roman1" style:font-size-complex="11.5pt"/>
    </style:style>
    <style:style style:name="T49" style:family="text">
      <style:text-properties style:font-name="Times New Roman" fo:font-size="11.5pt" fo:letter-spacing="-0.009cm" style:font-size-asian="11.5pt"/>
    </style:style>
    <style:style style:name="T50" style:family="text">
      <style:text-properties style:font-name="Times New Roman" fo:font-size="11.5pt" fo:letter-spacing="-0.009cm" style:font-name-asian="Times New Roman1" style:font-size-asian="11.5pt" style:font-name-complex="Times New Roman1" style:font-size-complex="11.5pt"/>
    </style:style>
    <style:style style:name="T51" style:family="text">
      <style:text-properties style:font-name="Times New Roman" fo:font-size="11.5pt" fo:letter-spacing="0.097cm" style:font-size-asian="11.5pt"/>
    </style:style>
    <style:style style:name="T52" style:family="text">
      <style:text-properties style:font-name="Times New Roman" fo:font-size="11.5pt" fo:letter-spacing="0.002cm" style:font-size-asian="11.5pt"/>
    </style:style>
    <style:style style:name="T53" style:family="text">
      <style:text-properties style:font-name="Times New Roman" fo:font-size="11.5pt" fo:letter-spacing="0.002cm" style:font-name-asian="Times New Roman1" style:font-size-asian="11.5pt" style:font-name-complex="Times New Roman1" style:font-size-complex="11.5pt"/>
    </style:style>
    <style:style style:name="T54" style:family="text">
      <style:text-properties style:font-name="Times New Roman" fo:font-size="11.5pt" fo:letter-spacing="0.012cm" style:font-size-asian="11.5pt"/>
    </style:style>
    <style:style style:name="T55" style:family="text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T56" style:family="text">
      <style:text-properties style:font-name="Times New Roman" fo:font-size="11.5pt" fo:letter-spacing="0.007cm" style:font-size-asian="11.5pt"/>
    </style:style>
    <style:style style:name="T57" style:family="text">
      <style:text-properties style:font-name="Times New Roman" fo:font-size="11.5pt" fo:letter-spacing="-0.005cm" style:font-size-asian="11.5pt"/>
    </style:style>
    <style:style style:name="T58" style:family="text">
      <style:text-properties style:font-name="Times New Roman" fo:font-size="11.5pt" fo:letter-spacing="-0.005cm" style:font-name-asian="Times New Roman1" style:font-size-asian="11.5pt" style:font-name-complex="Times New Roman1" style:font-size-complex="11.5pt"/>
    </style:style>
    <style:style style:name="T59" style:family="text">
      <style:text-properties style:font-name="Times New Roman" fo:font-size="11.5pt" fo:letter-spacing="0.004cm" style:font-name-asian="Times New Roman1" style:font-size-asian="11.5pt" style:font-name-complex="Times New Roman1" style:font-size-complex="11.5pt"/>
    </style:style>
    <style:style style:name="T60" style:family="text">
      <style:text-properties style:font-name="Times New Roman" fo:font-size="11.5pt" fo:letter-spacing="0.011cm" style:font-size-asian="11.5pt"/>
    </style:style>
    <style:style style:name="T61" style:family="text">
      <style:text-properties style:font-name="Times New Roman" fo:font-size="12pt" style:font-size-asian="12pt"/>
    </style:style>
    <style:style style:name="T6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3" style:family="text">
      <style:text-properties style:font-name="Times New Roman" fo:font-size="12pt" fo:font-weight="bold" officeooo:rsid="000388ac" style:font-name-asian="Times New Roman1" style:font-size-asian="12pt" style:font-weight-asian="bold" style:font-name-complex="Times New Roman1" style:font-size-complex="12pt" style:font-weight-complex="bold"/>
    </style:style>
    <style:style style:name="T64" style:family="text">
      <style:text-properties style:font-name="Times New Roman" fo:font-size="12pt" fo:font-weight="bold" style:font-size-asian="12pt" style:font-weight-asian="bold"/>
    </style:style>
    <style:style style:name="T6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6" style:family="text">
      <style:text-properties style:font-name="Times New Roman" fo:font-size="12pt" officeooo:rsid="0016b279" style:font-name-asian="Times New Roman1" style:font-size-asian="12pt" style:font-name-complex="Times New Roman1" style:font-size-complex="12pt"/>
    </style:style>
    <style:style style:name="T67" style:family="text">
      <style:text-properties style:font-name="Times New Roman" fo:font-size="12pt" fo:letter-spacing="-0.002cm" style:font-name-asian="Times New Roman1" style:font-size-asian="12pt" style:font-name-complex="Times New Roman1" style:font-size-complex="12pt"/>
    </style:style>
    <style:style style:name="T68" style:family="text">
      <style:text-properties style:font-name="Times New Roman" fo:font-size="12pt" fo:letter-spacing="-0.002cm" officeooo:rsid="0003187e" style:font-name-asian="Times New Roman1" style:font-size-asian="12pt" style:font-name-complex="Times New Roman1" style:font-size-complex="12pt"/>
    </style:style>
    <style:style style:name="T69" style:family="text">
      <style:text-properties style:font-name="Times New Roman" fo:font-size="12pt" fo:letter-spacing="-0.002cm" officeooo:rsid="000388ac" style:font-name-asian="Times New Roman1" style:font-size-asian="12pt" style:font-name-complex="Times New Roman1" style:font-size-complex="12pt"/>
    </style:style>
    <style:style style:name="T70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1" style:family="text">
      <style:text-properties style:font-name="Times New Roman" fo:font-size="12pt" fo:letter-spacing="-0.002cm" fo:font-weight="bold" officeooo:rsid="000388ac" style:font-name-asian="Times New Roman1" style:font-size-asian="12pt" style:font-weight-asian="bold" style:font-name-complex="Times New Roman1" style:font-size-complex="12pt" style:font-weight-complex="bold"/>
    </style:style>
    <style:style style:name="T72" style:family="text">
      <style:text-properties style:font-name="Times New Roman" fo:font-size="12pt" fo:letter-spacing="-0.002cm" fo:font-weight="bold" officeooo:rsid="00045e40" style:font-name-asian="Times New Roman1" style:font-size-asian="12pt" style:font-weight-asian="bold" style:font-name-complex="Times New Roman1" style:font-size-complex="12pt" style:font-weight-complex="bold"/>
    </style:style>
    <style:style style:name="T73" style:family="text">
      <style:text-properties style:font-name="Times New Roman" fo:font-size="12pt" fo:letter-spacing="-0.002cm" fo:font-weight="bold" officeooo:rsid="00048af2" style:font-name-asian="Times New Roman1" style:font-size-asian="12pt" style:font-weight-asian="bold" style:font-name-complex="Times New Roman1" style:font-size-complex="12pt" style:font-weight-complex="bold"/>
    </style:style>
    <style:style style:name="T74" style:family="text">
      <style:text-properties style:font-name="Times New Roman" fo:font-size="12pt" fo:letter-spacing="-0.002cm" fo:font-weight="bold" style:font-size-asian="12pt" style:font-weight-asian="bold"/>
    </style:style>
    <style:style style:name="T75" style:family="text">
      <style:text-properties style:font-name="Times New Roman" fo:font-size="12pt" fo:letter-spacing="-0.002cm" style:font-size-asian="12pt"/>
    </style:style>
    <style:style style:name="T76" style:family="text">
      <style:text-properties style:font-name="Times New Roman" fo:font-size="12pt" fo:letter-spacing="-0.002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77" style:family="text">
      <style:text-properties style:font-name="Times New Roman" fo:font-size="12pt" fo:letter-spacing="0.002cm" style:font-name-asian="Times New Roman1" style:font-size-asian="12pt" style:font-name-complex="Times New Roman1" style:font-size-complex="12pt"/>
    </style:style>
    <style:style style:name="T78" style:family="text">
      <style:text-properties style:font-name="Times New Roman" fo:font-size="12pt" fo:letter-spacing="0.002cm" fo:font-weight="bold" style:font-size-asian="12pt" style:font-weight-asian="bold"/>
    </style:style>
    <style:style style:name="T79" style:family="text">
      <style:text-properties style:font-name="Times New Roman" fo:font-size="12pt" fo:letter-spacing="0.002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80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1" style:family="text">
      <style:text-properties style:font-name="Times New Roman" fo:font-size="12pt" fo:letter-spacing="-0.004cm" style:font-name-asian="Times New Roman1" style:font-size-asian="12pt" style:font-name-complex="Times New Roman1" style:font-size-complex="12pt"/>
    </style:style>
    <style:style style:name="T82" style:family="text">
      <style:text-properties style:font-name="Times New Roman" fo:font-size="12pt" fo:letter-spacing="-0.004cm" style:font-size-asian="12pt"/>
    </style:style>
    <style:style style:name="T83" style:family="text">
      <style:text-properties style:font-name="Times New Roman" fo:font-size="12pt" fo:letter-spacing="-0.004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84" style:family="text">
      <style:text-properties style:font-name="Times New Roman" fo:font-size="12pt" fo:letter-spacing="0.004cm" style:font-name-asian="Times New Roman1" style:font-size-asian="12pt" style:font-name-complex="Times New Roman1" style:font-size-complex="12pt"/>
    </style:style>
    <style:style style:name="T85" style:family="text">
      <style:text-properties style:font-name="Times New Roman" fo:font-size="12pt" fo:letter-spacing="0.004cm" fo:font-weight="bold" style:font-size-asian="12pt" style:font-weight-asian="bold"/>
    </style:style>
    <style:style style:name="T86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7" style:family="text">
      <style:text-properties style:font-name="Times New Roman" fo:font-size="12pt" fo:letter-spacing="0.007cm" style:font-name-asian="Times New Roman1" style:font-size-asian="12pt" style:font-name-complex="Times New Roman1" style:font-size-complex="12pt"/>
    </style:style>
    <style:style style:name="T88" style:family="text">
      <style:text-properties style:font-name="Times New Roman" fo:font-size="12pt" fo:letter-spacing="0.012cm" style:font-size-asian="12pt"/>
    </style:style>
    <style:style style:name="T89" style:family="text">
      <style:text-properties style:font-name="Times New Roman" fo:font-size="12pt" fo:letter-spacing="0.005cm" fo:font-weight="bold" style:font-size-asian="12pt" style:font-weight-asian="bold"/>
    </style:style>
    <style:style style:name="T90" style:family="text">
      <style:text-properties style:font-name="Times New Roman" fo:font-size="12pt" fo:letter-spacing="-0.007cm" style:font-size-asian="12pt"/>
    </style:style>
    <style:style style:name="T91" style:family="text">
      <style:text-properties style:font-name="Times New Roman" fo:font-size="12pt" fo:letter-spacing="-0.007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92" style:family="text">
      <style:text-properties style:font-name="Times New Roman" fo:font-size="12pt" fo:letter-spacing="0.014cm" style:font-size-asian="12pt"/>
    </style:style>
    <style:style style:name="T93" style:family="text">
      <style:text-properties style:font-name="Times New Roman" fo:font-size="12pt" fo:letter-spacing="0.014cm" style:font-name-asian="Times New Roman1" style:font-size-asian="12pt" style:font-name-complex="Times New Roman1" style:font-size-complex="12pt"/>
    </style:style>
    <style:style style:name="T94" style:family="text">
      <style:text-properties style:font-name="Times New Roman" fo:font-size="12pt" fo:letter-spacing="0.009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95" style:family="text">
      <style:text-properties style:font-name="Calibri"/>
    </style:style>
    <style:style style:name="T96" style:family="text">
      <style:text-properties style:font-name="Calibri" fo:letter-spacing="-0.002cm"/>
    </style:style>
    <style:style style:name="T97" style:family="text">
      <style:text-properties style:font-name="Calibri" fo:letter-spacing="-0.011cm"/>
    </style:style>
    <style:style style:name="T98" style:family="text">
      <style:text-properties style:font-name="Calibri" fo:letter-spacing="-0.004cm"/>
    </style:style>
    <style:style style:name="T99" style:family="text">
      <style:text-properties style:font-name="Calibri" fo:letter-spacing="-0.005cm"/>
    </style:style>
    <style:style style:name="T100" style:family="text">
      <style:text-properties style:font-name="Calibri" fo:letter-spacing="0.002cm"/>
    </style:style>
    <style:style style:name="T101" style:family="text">
      <style:text-properties style:font-name="Calibri" fo:letter-spacing="-0.009cm"/>
    </style:style>
    <style:style style:name="T102" style:family="text">
      <style:text-properties style:font-name="Calibri" fo:letter-spacing="-0.012cm"/>
    </style:style>
    <style:style style:name="T103" style:family="text">
      <style:text-properties fo:font-size="12pt" style:font-size-asian="12pt"/>
    </style:style>
    <style:style style:name="T104" style:family="text">
      <style:text-properties fo:letter-spacing="-0.016cm"/>
    </style:style>
    <style:style style:name="T105" style:family="text">
      <style:text-properties fo:letter-spacing="0.09cm"/>
    </style:style>
    <style:style style:name="T106" style:family="text">
      <style:text-properties style:text-position="4% 100%" fo:letter-spacing="-0.002cm"/>
    </style:style>
    <style:style style:name="T107" style:family="text">
      <style:text-properties style:text-position="4% 100%" fo:letter-spacing="-0.002cm" officeooo:rsid="000388ac"/>
    </style:style>
    <style:style style:name="T108" style:family="text">
      <style:text-properties style:text-position="4% 100%" style:font-name="Times New Roman" fo:font-size="12pt" fo:letter-spacing="-0.002cm" fo:font-weight="bold" officeooo:rsid="000388ac" style:font-name-asian="Times New Roman1" style:font-size-asian="12pt" style:font-weight-asian="bold" style:font-name-complex="Times New Roman1" style:font-size-complex="12pt" style:font-weight-complex="bold"/>
    </style:style>
    <style:style style:name="T109" style:family="text">
      <style:text-properties style:text-position="4% 100%" style:font-name="Times New Roman" fo:font-size="12pt" fo:letter-spacing="-0.002cm" fo:font-weight="bold" officeooo:rsid="000388ac" style:font-name-asian="Times New Roman1" style:font-size-asian="12pt" style:font-weight-asian="bold" style:font-name-complex="Times New Roman1" style:font-size-complex="12pt" style:font-weight-complex="normal"/>
    </style:style>
    <style:style style:name="T110" style:family="text">
      <style:text-properties style:text-position="4% 100%" style:font-name="Times New Roman" fo:font-size="12pt" fo:letter-spacing="-0.002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11" style:family="text">
      <style:text-properties style:text-position="4% 100%" style:font-name="Times New Roman" fo:font-size="12pt" fo:letter-spacing="-0.002cm" fo:font-weight="normal" officeooo:rsid="000d1063" style:font-name-asian="Times New Roman1" style:font-size-asian="12pt" style:font-weight-asian="normal" style:font-name-complex="Times New Roman1" style:font-size-complex="12pt" style:font-weight-complex="normal"/>
    </style:style>
    <style:style style:name="T112" style:family="text">
      <style:text-properties style:text-position="4% 100%" style:font-name="Times New Roman" fo:font-size="12pt" fo:letter-spacing="-0.002cm" fo:font-weight="normal" officeooo:rsid="00281089" style:font-name-asian="Times New Roman1" style:font-size-asian="12pt" style:font-weight-asian="normal" style:font-name-complex="Times New Roman1" style:font-size-complex="12pt" style:font-weight-complex="normal"/>
    </style:style>
    <style:style style:name="T113" style:family="text">
      <style:text-properties style:text-position="4% 100%" style:font-name="Times New Roman" fo:font-size="12pt" fo:letter-spacing="0.102cm" fo:font-weight="bold" officeooo:rsid="000388ac" style:font-name-asian="Times New Roman1" style:font-size-asian="12pt" style:font-weight-asian="bold" style:font-name-complex="Times New Roman1" style:font-size-complex="12pt" style:font-weight-complex="bold"/>
    </style:style>
    <style:style style:name="T114" style:family="text">
      <style:text-properties style:text-position="4% 100%" style:font-name="Times New Roman" fo:font-size="12pt" fo:letter-spacing="0.102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15" style:family="text">
      <style:text-properties style:text-position="4% 100%" style:font-name="Times New Roman" fo:font-size="12pt" fo:letter-spacing="-0.004cm" fo:font-weight="bold" officeooo:rsid="000388ac" style:font-name-asian="Times New Roman1" style:font-size-asian="12pt" style:font-weight-asian="bold" style:font-name-complex="Times New Roman1" style:font-size-complex="12pt" style:font-weight-complex="bold"/>
    </style:style>
    <style:style style:name="T116" style:family="text">
      <style:text-properties style:text-position="4% 100%" style:font-name="Times New Roman" fo:font-size="12pt" fo:letter-spacing="-0.004cm" fo:font-weight="bold" officeooo:rsid="000388ac" style:font-name-asian="Times New Roman1" style:font-size-asian="12pt" style:font-weight-asian="bold" style:font-name-complex="Times New Roman1" style:font-size-complex="12pt" style:font-weight-complex="normal"/>
    </style:style>
    <style:style style:name="T117" style:family="text">
      <style:text-properties style:text-position="4% 100%" style:font-name="Times New Roman" fo:font-size="12pt" fo:letter-spacing="-0.004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18" style:family="text">
      <style:text-properties style:text-position="4% 100%" style:font-name="Times New Roman" fo:font-size="12pt" fo:letter-spacing="0.004cm" fo:font-weight="bold" officeooo:rsid="000388ac" style:font-name-asian="Times New Roman1" style:font-size-asian="12pt" style:font-weight-asian="bold" style:font-name-complex="Times New Roman1" style:font-size-complex="12pt" style:font-weight-complex="normal"/>
    </style:style>
    <style:style style:name="T119" style:family="text">
      <style:text-properties style:text-position="4% 100%" style:font-name="Times New Roman" fo:font-size="12pt" fo:letter-spacing="0.004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0" style:family="text">
      <style:text-properties style:text-position="4% 100%" style:font-name="Times New Roman" fo:font-size="12pt" fo:letter-spacing="0.002cm" fo:font-weight="bold" officeooo:rsid="000388ac" style:font-name-asian="Times New Roman1" style:font-size-asian="12pt" style:font-weight-asian="bold" style:font-name-complex="Times New Roman1" style:font-size-complex="12pt" style:font-weight-complex="normal"/>
    </style:style>
    <style:style style:name="T121" style:family="text">
      <style:text-properties style:text-position="4% 100%" style:font-name="Times New Roman" fo:font-size="12pt" fo:letter-spacing="0.002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2" style:family="text">
      <style:text-properties style:text-position="4% 100%" style:font-name="Times New Roman" fo:font-size="12pt" fo:letter-spacing="-0.005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3" style:family="text">
      <style:text-properties style:text-position="4% 100%" style:font-name="Times New Roman" fo:font-size="12pt" fo:letter-spacing="0.005cm" fo:font-weight="bold" officeooo:rsid="000388ac" style:font-name-asian="Times New Roman1" style:font-size-asian="12pt" style:font-weight-asian="bold" style:font-name-complex="Times New Roman1" style:font-size-complex="12pt" style:font-weight-complex="normal"/>
    </style:style>
    <style:style style:name="T124" style:family="text">
      <style:text-properties style:text-position="4% 100%" style:font-name="Times New Roman" fo:font-size="12pt" fo:letter-spacing="0.007cm" fo:font-weight="bold" officeooo:rsid="000388ac" style:font-name-asian="Times New Roman1" style:font-size-asian="12pt" style:font-weight-asian="bold" style:font-name-complex="Times New Roman1" style:font-size-complex="12pt" style:font-weight-complex="normal"/>
    </style:style>
    <style:style style:name="T125" style:family="text">
      <style:text-properties style:text-position="4% 100%" style:font-name="Times New Roman" fo:font-size="12pt" fo:letter-spacing="0.011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6" style:family="text">
      <style:text-properties style:text-position="4% 100%" style:font-name="Times New Roman" fo:font-size="12pt" fo:letter-spacing="0.016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7" style:family="text">
      <style:text-properties style:text-position="4% 100%" style:font-name="Times New Roman" fo:font-size="12pt" fo:letter-spacing="-0.009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8" style:family="text">
      <style:text-properties style:text-position="4% 100%" style:font-name="Times New Roman" fo:font-size="12pt" fo:letter-spacing="0.012cm" fo:font-weight="normal" officeooo:rsid="000388ac" style:font-name-asian="Times New Roman1" style:font-size-asian="12pt" style:font-weight-asian="normal" style:font-name-complex="Times New Roman1" style:font-size-complex="12pt" style:font-weight-complex="normal"/>
    </style:style>
    <style:style style:name="T129" style:family="text">
      <style:text-properties style:text-position="4% 100%" fo:font-size="12pt" fo:letter-spacing="-0.002cm" fo:font-weight="normal" style:font-size-asian="12pt" style:font-weight-asian="normal" style:font-size-complex="12pt" style:font-weight-complex="normal"/>
    </style:style>
    <style:style style:name="T130" style:family="text">
      <style:text-properties style:text-position="4% 100%" fo:font-size="12pt" fo:letter-spacing="-0.002cm" fo:font-weight="normal" officeooo:rsid="000388ac" style:font-size-asian="12pt" style:font-weight-asian="normal" style:font-size-complex="12pt" style:font-weight-complex="normal"/>
    </style:style>
    <style:style style:name="T131" style:family="text">
      <style:text-properties style:text-position="4% 100%" fo:font-size="12pt" fo:letter-spacing="-0.002cm" style:font-size-asian="12pt" style:font-size-complex="12pt"/>
    </style:style>
    <style:style style:name="T132" style:family="text">
      <style:text-properties style:text-position="4% 100%" fo:font-size="12pt" fo:letter-spacing="-0.002cm" officeooo:rsid="000388ac" style:font-size-asian="12pt" style:font-size-complex="12pt"/>
    </style:style>
    <style:style style:name="T133" style:family="text">
      <style:text-properties officeooo:rsid="0016b279"/>
    </style:style>
    <style:style style:name="T134" style:family="text">
      <style:text-properties fo:letter-spacing="-0.011cm"/>
    </style:style>
    <style:style style:name="T135" style:family="text">
      <style:text-properties fo:letter-spacing="-0.012cm"/>
    </style:style>
    <style:style style:name="T136" style:family="text">
      <style:text-properties officeooo:rsid="001816ba"/>
    </style:style>
    <style:style style:name="T137" style:family="text">
      <style:text-properties officeooo:rsid="001ed4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6">Fatou</text:span><text:span text:style-name="T40"> </text:span><text:span text:style-name="T41">NDIAYE</text:span></text:p>
      <text:p text:style-name="P25"><text:span text:style-name="T42">HLM4 </text:span><text:span text:style-name="T44">villa </text:span><text:span text:style-name="T42">1472</text:span></text:p>
      <text:p text:style-name="P26"><text:span text:style-name="T42">Tél</text:span><text:span text:style-name="T44"> </text:span><text:span text:style-name="T42">:</text:span><text:span text:style-name="T46"> </text:span><text:span text:style-name="T42">77 900 35 62</text:span></text:p>
      <text:p text:style-name="P28"><text:span text:style-name="T33">E mail</text:span><text:span text:style-name="T32"> </text:span><text:span text:style-name="T34">:</text:span><text:span text:style-name="T35"> </text:span><text:a xlink:type="simple" xlink:href="mailto:toufa1475@yahoo.fr" text:style-name="Internet_20_link" text:visited-style-name="Visited_20_Internet_20_Link"><text:span text:style-name="Internet_20_link"><text:span text:style-name="T32">toufa1475@yahoo.fr</text:span></text:span></text:a></text:p>
      <text:p text:style-name="Standard"/>
      <text:p text:style-name="Standard"/>
      <text:p text:style-name="Standard"/>
      <text:p text:style-name="P21">DOMAINES DE <text:span text:style-name="T137">COMPÉTENCES</text:span></text:p>
      <text:list xml:id="list2998740414" text:style-name="WWNum6">
        <text:list-item>
          <text:h text:style-name="P46" text:outline-level="1"><text:span text:style-name="T6">COMPTABILITÉ</text:span><text:span text:style-name="T7"> </text:span>:</text:h>
          <text:list>
            <text:list-item>
              <text:p text:style-name="P6"><text:span text:style-name="T9">Traitement</text:span><text:span text:style-name="T15"> </text:span><text:span text:style-name="T1">et</text:span><text:span text:style-name="T17"> </text:span><text:span text:style-name="T9">suivie</text:span><text:span text:style-name="T18"> </text:span>de<text:span text:style-name="T18"> </text:span>toutes <text:span text:style-name="T21">les</text:span> <text:span text:style-name="T1">écritures</text:span> de<text:span text:style-name="T22"> </text:span><text:span text:style-name="T24">la</text:span><text:span text:style-name="T18"> </text:span><text:span text:style-name="T1">comptabilité</text:span><text:span text:style-name="T18"> </text:span><text:span text:style-name="T1">générale</text:span></text:p>
            </text:list-item>
            <text:list-item>
              <text:p text:style-name="P7"><text:span text:style-name="T1">Tenue</text:span><text:span text:style-name="T18"> </text:span>de<text:span text:style-name="T22"> </text:span><text:span text:style-name="T24">la</text:span><text:span text:style-name="T18"> </text:span><text:span text:style-name="T1">situation</text:span><text:span text:style-name="T26"> </text:span><text:span text:style-name="T1">clients/</text:span><text:span text:style-name="T15"> </text:span><text:span text:style-name="T1">fournisseurs/</text:span><text:span text:style-name="T7"> </text:span><text:span text:style-name="T1">trésorerie</text:span></text:p>
            </text:list-item>
            <text:list-item>
              <text:p text:style-name="P7"><text:span text:style-name="T14">Établissement</text:span><text:span text:style-name="T15"> </text:span><text:span text:style-name="T1">des</text:span> <text:span text:style-name="T1">rapprochements</text:span> <text:span text:style-name="T1">bancaires</text:span></text:p>
            </text:list-item>
            <text:list-item>
              <text:p text:style-name="P8"><text:span text:style-name="T14">Établissement</text:span><text:span text:style-name="T15"> </text:span><text:span text:style-name="T1">des</text:span> <text:span text:style-name="T1">déclarations</text:span><text:span text:style-name="T28"> </text:span><text:span text:style-name="T9">fiscales</text:span> <text:span text:style-name="T1">et</text:span><text:span text:style-name="T15"> </text:span><text:span text:style-name="T9">sociales</text:span></text:p>
            </text:list-item>
            <text:list-item>
              <text:p text:style-name="P9"><text:span text:style-name="T1">Comptabilité</text:span><text:span text:style-name="T22"> </text:span><text:span text:style-name="T9">bancaire</text:span></text:p>
            </text:list-item>
          </text:list>
        </text:list-item>
      </text:list>
      <text:p text:style-name="P18"/>
      <text:list xml:id="list182956485363836" text:continue-numbering="true" text:style-name="WWNum6">
        <text:list-item>
          <text:h text:style-name="P47" text:outline-level="1"><text:span text:style-name="T5">FINANCE</text:span><text:span text:style-name="T18"> </text:span><text:span text:style-name="T29">:</text:span></text:h>
          <text:list>
            <text:list-item>
              <text:p text:style-name="P10"><text:span text:style-name="T1">Analyse</text:span><text:span text:style-name="T18"> </text:span>de<text:span text:style-name="T22"> </text:span><text:span text:style-name="T24">la</text:span><text:span text:style-name="T7"> </text:span><text:span text:style-name="T2">situation</text:span><text:span text:style-name="T8"> </text:span><text:span text:style-name="T10">financière</text:span><text:span text:style-name="T19"> </text:span><text:span text:style-name="T30">de</text:span><text:span text:style-name="T23"> </text:span><text:span text:style-name="T10">l’entreprise</text:span></text:p>
            </text:list-item>
            <text:list-item>
              <text:p text:style-name="P11"><text:span text:style-name="T4">Élaboration</text:span><text:span text:style-name="T26"> </text:span>de<text:span text:style-name="T18"> </text:span><text:span text:style-name="T1">business</text:span> <text:span text:style-name="T1">plan</text:span></text:p>
            </text:list-item>
            <text:list-item>
              <text:p text:style-name="P11"><text:span text:style-name="T11">Établissement</text:span><text:span text:style-name="T16"> </text:span><text:span text:style-name="T30">de</text:span><text:span text:style-name="T19"> </text:span><text:span text:style-name="T2">plan</text:span><text:span text:style-name="T27"> </text:span><text:span text:style-name="T2">d’investissement</text:span></text:p>
            </text:list-item>
            <text:list-item>
              <text:p text:style-name="P12"><text:span text:style-name="T9">Finance</text:span><text:span text:style-name="T18"> </text:span>de<text:span text:style-name="T22"> </text:span><text:span text:style-name="T1">marché</text:span></text:p>
            </text:list-item>
          </text:list>
        </text:list-item>
        <text:list-item>
          <text:h text:style-name="P48" text:outline-level="1"><text:span text:style-name="T5">MARKETING</text:span><text:span text:style-name="T31"> </text:span><text:span text:style-name="T29">:</text:span></text:h>
        </text:list-item>
      </text:list>
      <text:p text:style-name="P22"/>
      <text:list xml:id="list182955428578731" text:continue-numbering="true" text:style-name="WWNum6">
        <text:list-item>
          <text:list>
            <text:list-item>
              <text:p text:style-name="P5"><text:span text:style-name="T3">C</text:span><text:span text:style-name="T1">onnaissances</text:span> <text:span text:style-name="T1">des</text:span> principaux<text:span text:style-name="T7"> </text:span><text:span text:style-name="T1">instruments</text:span> <text:span text:style-name="T1">et</text:span><text:span text:style-name="T9"> </text:span>techniques de<text:span text:style-name="T18"> </text:span><text:span text:style-name="T1">base</text:span><text:span text:style-name="T18"> </text:span>du<text:span text:style-name="T7"> </text:span><text:span text:style-name="T9">marketing</text:span></text:p>
            </text:list-item>
            <text:list-item>
              <text:p text:style-name="P5"><text:span text:style-name="T1">Connaissances</text:span> du<text:span text:style-name="T7"> </text:span><text:span text:style-name="T1">comportement</text:span><text:span text:style-name="T15"> </text:span>du<text:span text:style-name="T7"> </text:span><text:span text:style-name="T1">consommateur</text:span></text:p>
            </text:list-item>
          </text:list>
        </text:list-item>
      </text:list>
      <text:list xml:id="list2203581871" text:style-name="WWNum5">
        <text:list-item>
          <text:p text:style-name="P4"><text:span text:style-name="T20">Étude</text:span><text:span text:style-name="T18"> </text:span>de<text:span text:style-name="T18"> </text:span><text:span text:style-name="T9">marché</text:span></text:p>
        </text:list-item>
        <text:list-item>
          <text:p text:style-name="P4"><text:span text:style-name="T9">La</text:span><text:span text:style-name="T18"> </text:span><text:span text:style-name="T1">gestion</text:span><text:span text:style-name="T26"> </text:span><text:span text:style-name="T1">relation</text:span><text:span text:style-name="T26"> </text:span><text:span text:style-name="T9">client</text:span></text:p>
        </text:list-item>
        <text:list-item>
          <text:p text:style-name="P4"><text:span text:style-name="T1">Connaissances</text:span> <text:span text:style-name="T18">en</text:span><text:span text:style-name="T7"> </text:span><text:span text:style-name="T9">marketing</text:span><text:span text:style-name="T7"> </text:span>digital</text:p>
        </text:list-item>
      </text:list>
      <text:p text:style-name="P17"/>
      <text:p text:style-name="P2"><text:span text:style-name="T136">EXPÉRIENCES</text:span> PROFESSIONNELLES</text:p>
      <text:h text:style-name="P49" text:outline-level="1"><text:span text:style-name="T1">30</text:span><text:span text:style-name="T134"> </text:span>Mai<text:span text:style-name="T9"> </text:span><text:span text:style-name="T1">2017</text:span><text:span text:style-name="T134"> </text:span>à<text:span text:style-name="T26"> </text:span><text:span text:style-name="T18">31</text:span><text:span text:style-name="T134"> </text:span>Décembre<text:span text:style-name="T9"> </text:span><text:span text:style-name="T1">2017</text:span><text:span text:style-name="T134"> </text:span>: <text:span text:style-name="T1">Business</text:span><text:span text:style-name="T9"> </text:span><text:span text:style-name="T1">Developer</text:span><text:span text:style-name="T24"> </text:span>à<text:span text:style-name="T24"> </text:span><text:span text:style-name="T1">IT</text:span><text:span text:style-name="T134"> </text:span><text:span text:style-name="T9">WEB</text:span><text:span text:style-name="T135"> </text:span><text:span text:style-name="T1">SOLUTION</text:span><text:span text:style-name="T24"> </text:span><text:span text:style-name="T1">SARL</text:span></text:h>
      <text:p text:style-name="P20"/>
      <text:list xml:id="list3471229871" text:style-name="WWNum2">
        <text:list-item>
          <text:p text:style-name="P16"><text:span text:style-name="T2">Tenue</text:span><text:span text:style-name="T19"> </text:span><text:span text:style-name="T30">de</text:span><text:span text:style-name="T23"> </text:span><text:span text:style-name="T25">la</text:span><text:span text:style-name="T19"> </text:span><text:span text:style-name="T2">caisse</text:span><text:span text:style-name="T19"> </text:span><text:span text:style-name="T30">de</text:span><text:span text:style-name="T23"> </text:span><text:span text:style-name="T10">l’agence</text:span></text:p>
        </text:list-item>
        <text:list-item>
          <text:p text:style-name="P16"><text:span text:style-name="T13">Établissement</text:span><text:span text:style-name="T15"> </text:span>de<text:span text:style-name="T18"> </text:span><text:span text:style-name="T1">facture</text:span></text:p>
        </text:list-item>
        <text:list-item>
          <text:p text:style-name="P16"><text:span text:style-name="T13">Établissement</text:span><text:span text:style-name="T15"> </text:span>de<text:span text:style-name="T18"> </text:span><text:span text:style-name="T1">déclarations</text:span><text:span text:style-name="T28"> </text:span><text:span text:style-name="T1">fiscales</text:span> <text:span text:style-name="T1">et</text:span><text:span text:style-name="T15"> </text:span><text:span text:style-name="T9">sociales</text:span></text:p>
        </text:list-item>
        <text:list-item>
          <text:p text:style-name="P16"><text:span text:style-name="T37">Planification,</text:span><text:span text:style-name="T42"> </text:span><text:span text:style-name="T37">élaboration et</text:span><text:span text:style-name="T44"> </text:span><text:span text:style-name="T37">mise</text:span><text:span text:style-name="T47"> </text:span><text:span text:style-name="T37">en</text:span><text:span text:style-name="T49"> </text:span><text:span text:style-name="T42">œuvre</text:span><text:span text:style-name="T51"> </text:span><text:span text:style-name="T42">du </text:span><text:span text:style-name="T52">plan</text:span><text:span text:style-name="T49"> </text:span><text:span text:style-name="T44">marketing</text:span><text:span text:style-name="T42"> annuel</text:span><text:span text:style-name="T46"> </text:span><text:span text:style-name="T37">et</text:span><text:span text:style-name="T44"> </text:span><text:span text:style-name="T42">des</text:span><text:span text:style-name="T54"> </text:span><text:span text:style-name="T37">activités</text:span><text:span text:style-name="T52"> </text:span><text:span text:style-name="T42">de</text:span></text:p>
        </text:list-item>
      </text:list>
      <text:p text:style-name="P32"><text:span text:style-name="T38">communication</text:span><text:span text:style-name="T50"> </text:span><text:span text:style-name="T55">de</text:span><text:span text:style-name="T48"> </text:span><text:span text:style-name="T45">l’agence</text:span></text:p>
      <text:list xml:id="list196954378" text:style-name="WWNum4">
        <text:list-item>
          <text:p text:style-name="P31"><text:span text:style-name="T37">Gestion</text:span><text:span text:style-name="T49"> </text:span><text:span text:style-name="T42">du </text:span><text:span text:style-name="T37">Marketing</text:span><text:span text:style-name="T56"> </text:span><text:span text:style-name="T52">en</text:span><text:span text:style-name="T37"> </text:span><text:span text:style-name="T44">ligne </text:span><text:span text:style-name="T37">(réseaux</text:span><text:span text:style-name="T42"> </text:span><text:span text:style-name="T37">sociaux,</text:span><text:span text:style-name="T42"> blogs, </text:span><text:span text:style-name="T43">info-lettres</text:span><text:span text:style-name="T37">,</text:span><text:span text:style-name="T42"> </text:span><text:span text:style-name="T37">contenus,...)</text:span></text:p>
        </text:list-item>
        <text:list-item>
          <text:p text:style-name="P31"><text:soft-page-break/><text:span text:style-name="T37">Répondre</text:span><text:span text:style-name="T44"> </text:span><text:span text:style-name="T37">aux</text:span><text:span text:style-name="T42"> </text:span><text:span text:style-name="T37">questions</text:span><text:span text:style-name="T52"> </text:span><text:span text:style-name="T37">des</text:span><text:span text:style-name="T52"> </text:span><text:span text:style-name="T37">clients</text:span><text:span text:style-name="T52"> </text:span><text:span text:style-name="T37">en </text:span><text:span text:style-name="T44">temps</text:span><text:span text:style-name="T52"> </text:span><text:span text:style-name="T42">réel</text:span></text:p>
        </text:list-item>
      </text:list>
      <text:p text:style-name="P34"/>
      <text:list xml:id="list182956908799536" text:continue-numbering="true" text:style-name="WWNum4">
        <text:list-item>
          <text:p text:style-name="P31"><text:span text:style-name="T37">Recueillir</text:span><text:span text:style-name="T56"> </text:span><text:span text:style-name="T57">les</text:span><text:span text:style-name="T52"> </text:span><text:span text:style-name="T37">besoins</text:span><text:span text:style-name="T52"> </text:span><text:span text:style-name="T37">des</text:span><text:span text:style-name="T52"> </text:span><text:span text:style-name="T37">clients</text:span><text:span text:style-name="T52"> </text:span><text:span text:style-name="T37">et</text:span><text:span text:style-name="T44"> </text:span><text:span text:style-name="T37">évaluer</text:span><text:span text:style-name="T56"> </text:span><text:span text:style-name="T37">la</text:span><text:span text:style-name="T47"> </text:span><text:span text:style-name="T37">faisabilité</text:span><text:span text:style-name="T44"> </text:span><text:span text:style-name="T42">de</text:span><text:span text:style-name="T47"> </text:span><text:span text:style-name="T37">leurs</text:span><text:span text:style-name="T52"> </text:span><text:span text:style-name="T37">projets</text:span><text:span text:style-name="T52"> en</text:span><text:span text:style-name="T49"> </text:span><text:span text:style-name="T42">concertation</text:span></text:p>
        </text:list-item>
      </text:list>
      <text:p text:style-name="P32"><text:span text:style-name="T38">avec</text:span><text:span text:style-name="T48"> </text:span><text:span text:style-name="T58">les</text:span><text:span text:style-name="T53"> </text:span><text:span text:style-name="T38">membres</text:span><text:span text:style-name="T53"> </text:span><text:span text:style-name="T55">de</text:span><text:span text:style-name="T48"> </text:span><text:span text:style-name="T45">l’Agence</text:span></text:p>
      <text:p text:style-name="P35"/>
      <text:list xml:id="list182955417494283" text:continue-numbering="true" text:style-name="WWNum4">
        <text:list-item>
          <text:p text:style-name="P31"><text:span text:style-name="T38">Rencontres</text:span><text:span text:style-name="T53"> </text:span><text:span text:style-name="T38">d’affaires</text:span><text:span text:style-name="T53"> </text:span><text:span text:style-name="T55">avec</text:span><text:span text:style-name="T48"> </text:span><text:span text:style-name="T58">les</text:span><text:span text:style-name="T53"> </text:span><text:span text:style-name="T38">clients</text:span></text:p>
        </text:list-item>
      </text:list>
      <text:p text:style-name="P23"/>
      <text:h text:style-name="P50" text:outline-level="1">06<text:span text:style-name="T7"> </text:span>Juin<text:span text:style-name="T9"> </text:span>2016<text:span text:style-name="T7"> </text:span>au<text:span text:style-name="T9"> </text:span>27<text:span text:style-name="T7"> </text:span><text:span text:style-name="T12">Août</text:span><text:span text:style-name="T31"> </text:span>2016<text:span text:style-name="T26"> </text:span>: <text:s/><text:span text:style-name="T31"><text:s/></text:span><text:span text:style-name="T1">Conseillère</text:span><text:span text:style-name="T18"> </text:span><text:span text:style-name="T1">commerciale</text:span><text:span text:style-name="T18"> </text:span><text:span text:style-name="T7">MMD</text:span><text:span text:style-name="T21"> </text:span><text:span text:style-name="T9">SERVICES</text:span><text:span text:style-name="T7"> </text:span><text:span text:style-name="T1">SARL</text:span></text:h>
      <text:p text:style-name="P36"><text:span text:style-name="T103">-</text:span><text:span text:style-name="T61"> </text:span><text:span text:style-name="T37">Développement</text:span><text:span text:style-name="T44"> </text:span><text:span text:style-name="T42">du </text:span><text:span text:style-name="T37">portefeuille</text:span><text:span text:style-name="T44"> </text:span><text:span text:style-name="T37">clients</text:span></text:p>
      <text:list xml:id="list766569646" text:style-name="WWNum3">
        <text:list-item>
          <text:p text:style-name="P37"><text:span text:style-name="T38">Participation</text:span><text:span text:style-name="T50"> </text:span><text:span text:style-name="T55">à</text:span><text:span text:style-name="T48"> </text:span><text:span text:style-name="T38">la</text:span><text:span text:style-name="T45"> </text:span><text:span text:style-name="T38">politique</text:span><text:span text:style-name="T45"> </text:span><text:span text:style-name="T38">commerciale</text:span><text:span text:style-name="T45"> </text:span><text:span text:style-name="T55">de</text:span><text:span text:style-name="T48"> </text:span><text:span text:style-name="T55">l’entreprise</text:span></text:p>
        </text:list-item>
      </text:list>
      <text:p text:style-name="P34"/>
      <text:list xml:id="list182956583258292" text:continue-numbering="true" text:style-name="WWNum3">
        <text:list-item>
          <text:p text:style-name="P38"><text:span text:style-name="T45">Mise </text:span><text:span text:style-name="T53">en</text:span><text:span text:style-name="T50"> </text:span><text:span text:style-name="T38">place</text:span><text:span text:style-name="T45"> </text:span><text:span text:style-name="T53">d’un</text:span><text:span text:style-name="T50"> </text:span><text:span text:style-name="T55">plan</text:span><text:span text:style-name="T50"> </text:span><text:span text:style-name="T59">de</text:span><text:span text:style-name="T45"> </text:span><text:span text:style-name="T38">communication marketing</text:span></text:p>
        </text:list-item>
      </text:list>
      <text:p text:style-name="P33"/>
      <text:list xml:id="list182956548673718" text:continue-numbering="true" text:style-name="WWNum3">
        <text:list-item>
          <text:p text:style-name="P38"><text:span text:style-name="T37">Analyse</text:span><text:span text:style-name="T44"> </text:span><text:span text:style-name="T37">des</text:span><text:span text:style-name="T52"> </text:span><text:span text:style-name="T37">besoins</text:span><text:span text:style-name="T52"> </text:span><text:span text:style-name="T42">du </text:span><text:span text:style-name="T37">client</text:span></text:p>
        </text:list-item>
        <text:list-item>
          <text:p text:style-name="P39"><text:span text:style-name="T37">Traduction</text:span><text:span text:style-name="T49"> </text:span><text:span text:style-name="T42">du </text:span><text:span text:style-name="T37">cahier</text:span><text:span text:style-name="T42"> </text:span><text:span text:style-name="T37">des</text:span><text:span text:style-name="T52"> </text:span><text:span text:style-name="T37">charges</text:span><text:span text:style-name="T52"> </text:span><text:span text:style-name="T42">du </text:span><text:span text:style-name="T44">client</text:span><text:span text:style-name="T47"> </text:span><text:span text:style-name="T37">auprès</text:span><text:span text:style-name="T52"> des </text:span><text:span text:style-name="T44">services</text:span><text:span text:style-name="T52"> </text:span><text:span text:style-name="T37">techniques</text:span><text:span text:style-name="T60"> </text:span><text:span text:style-name="T44">internes</text:span></text:p>
        </text:list-item>
      </text:list>
      <text:p text:style-name="P33"/>
      <text:list xml:id="list182956481888827" text:continue-numbering="true" text:style-name="WWNum3">
        <text:list-item>
          <text:p text:style-name="P38"><text:span text:style-name="T37">Proposition</text:span><text:span text:style-name="T49"> </text:span><text:span text:style-name="T37">technico-commerciale</text:span><text:span text:style-name="T44"> </text:span><text:span text:style-name="T37">adaptée</text:span></text:p>
        </text:list-item>
      </text:list>
      <text:p text:style-name="P34"/>
      <text:list xml:id="list182957203578401" text:continue-numbering="true" text:style-name="WWNum3">
        <text:list-item>
          <text:p text:style-name="P38"><text:span text:style-name="T39">Émission</text:span><text:span text:style-name="T38"> et</text:span><text:span text:style-name="T45"> </text:span><text:span text:style-name="T55">réception</text:span><text:span text:style-name="T50"> </text:span><text:span text:style-name="T38">d’appels</text:span></text:p>
        </text:list-item>
      </text:list>
      <text:p text:style-name="P19"/>
      <text:p text:style-name="P40"/>
      <text:h text:style-name="P51" text:outline-level="1">2012-2013<text:span text:style-name="T26"> </text:span><text:span text:style-name="T29">: </text:span><text:span text:style-name="T1">stage</text:span><text:span text:style-name="T21"> </text:span>au<text:span text:style-name="T9"> </text:span><text:span text:style-name="T26">Port</text:span><text:span text:style-name="T1"> Autonome</text:span><text:span text:style-name="T21"> </text:span>de<text:span text:style-name="T21"> </text:span><text:span text:style-name="T1">Dakar</text:span><text:span text:style-name="T104"> </text:span><text:span text:style-name="T1">(PAD) </text:span>au<text:span text:style-name="T9"> </text:span>niveau<text:span text:style-name="T9"> </text:span>du<text:span text:style-name="T9"> </text:span><text:span text:style-name="T1">service</text:span><text:span text:style-name="T21"> </text:span><text:span text:style-name="T1">prévision</text:span><text:span text:style-name="T9"> </text:span><text:span text:style-name="T1">et</text:span><text:span text:style-name="T105"> </text:span><text:span text:style-name="T9">analyse</text:span><text:span text:style-name="T18"> </text:span><text:span text:style-name="T1">financière</text:span></text:h>
      <text:p text:style-name="P14"><text:span text:style-name="T1">-Comparaison</text:span><text:span text:style-name="T26"> </text:span>de<text:span text:style-name="T18"> </text:span><text:span text:style-name="T1">soldes</text:span></text:p>
      <text:p text:style-name="P15"><text:span text:style-name="T1">-Pointage</text:span></text:p>
      <text:p text:style-name="P13"><text:span text:style-name="T1">-Utilisation</text:span><text:span text:style-name="T26"> </text:span>du<text:span text:style-name="T22"> </text:span><text:span text:style-name="T9">logiciel</text:span><text:span text:style-name="T26"> </text:span><text:span text:style-name="T1">ANAEL </text:span>du<text:span text:style-name="T7"> </text:span><text:span text:style-name="T1">Port</text:span><text:span text:style-name="T7"> </text:span><text:span text:style-name="T9">Autonome</text:span><text:span text:style-name="T17"> </text:span>de<text:span text:style-name="T18"> </text:span><text:span text:style-name="T1">Dakar (PAD)</text:span></text:p>
      <text:p text:style-name="P1"/>
      <text:p text:style-name="P3">FORMATIONS ET <text:span text:style-name="T133">DIPLÔMES</text:span></text:p>
      <text:p text:style-name="P42"><text:span text:style-name="T62">201</text:span><text:span text:style-name="T63">4</text:span><text:span text:style-name="T62">-2017: </text:span><text:span text:style-name="T80">D</text:span><text:span text:style-name="T81">iplôme</text:span><text:span text:style-name="T65"> </text:span><text:span text:style-name="T66">d’Étude</text:span><text:span text:style-name="T84"> </text:span><text:span text:style-name="T70">S</text:span><text:span text:style-name="T67">upérieure</text:span><text:span text:style-name="T77"> en</text:span><text:span text:style-name="T81"> </text:span><text:span text:style-name="T70">C</text:span><text:span text:style-name="T67">ommerce,</text:span><text:span text:style-name="T87"> </text:span><text:span text:style-name="T70">A</text:span><text:span text:style-name="T67">dministrati</text:span><text:span text:style-name="T68">on, Finance </text:span><text:span text:style-name="T71">(DESCAF)</text:span><text:span text:style-name="T69"> (équivalent du Master2)</text:span></text:p>
      <text:p text:style-name="P43"><text:span text:style-name="T71">2014-201</text:span><text:span text:style-name="T72">6</text:span><text:span text:style-name="T71">: </text:span><text:span text:style-name="T83">Diplôme</text:span><text:span text:style-name="T79"> </text:span><text:span text:style-name="T76">Supérieur</text:span><text:span text:style-name="T91"> </text:span><text:span text:style-name="T76">Comptable</text:span><text:span text:style-name="T94"> </text:span><text:span text:style-name="T71">(DSC)</text:span></text:p>
      <text:p text:style-name="P44"><text:span text:style-name="T71">201</text:span><text:span text:style-name="T73">2</text:span><text:span text:style-name="T71">-201</text:span><text:span text:style-name="T73">4</text:span><text:span text:style-name="T71">: </text:span><text:span text:style-name="T108">DUT</text:span><text:span text:style-name="T113"> </text:span><text:span text:style-name="T115">FC</text:span><text:span text:style-name="T119"> </text:span><text:span text:style-name="T110">(Diplôme</text:span><text:span text:style-name="T121"> </text:span><text:span text:style-name="T110">Universitaire </text:span><text:span text:style-name="T111">de</text:span><text:span text:style-name="T121"> </text:span><text:span text:style-name="T110">Technologie</text:span><text:span text:style-name="T121"> en</text:span><text:span text:style-name="T122"> </text:span><text:span text:style-name="T110">Finance</text:span><text:span text:style-name="T121"> </text:span><text:span text:style-name="T110">Comptabilité)</text:span></text:p>
      <text:p text:style-name="P29"><text:span text:style-name="T109">2012</text:span><text:span text:style-name="T118"> </text:span><text:span text:style-name="T110">: </text:span><text:span text:style-name="T109">Baccalauréat</text:span><text:span text:style-name="T123"> </text:span><text:span text:style-name="T116">série</text:span><text:span text:style-name="T120"> </text:span><text:span text:style-name="T109">G</text:span><text:span text:style-name="T124"> </text:span><text:span text:style-name="T110">au</text:span><text:span text:style-name="T119"> </text:span><text:span text:style-name="T122">Lycée</text:span><text:span text:style-name="T125"> </text:span><text:span text:style-name="T110">Technique</text:span><text:span text:style-name="T121"> </text:span><text:span text:style-name="T110">de</text:span><text:span text:style-name="T121"> </text:span><text:span text:style-name="T117">Commerce</text:span><text:span text:style-name="T121"> </text:span><text:span text:style-name="T110">Delafosse</text:span><text:span text:style-name="T114"> </text:span><text:span text:style-name="T117">mention </text:span><text:span text:style-name="T109">Abien</text:span></text:p>
      <text:p text:style-name="P30"><text:span text:style-name="T64">2012</text:span><text:span text:style-name="T85"> </text:span><text:span text:style-name="T61">: </text:span><text:span text:style-name="T78">BT</text:span><text:span text:style-name="T64"> </text:span><text:span text:style-name="T85"><text:s/></text:span><text:span text:style-name="T74">Comptabilité</text:span><text:span text:style-name="T89"> </text:span><text:span text:style-name="T75">(Brevet</text:span><text:span text:style-name="T88"> </text:span><text:span text:style-name="T61">de</text:span><text:span text:style-name="T90"> </text:span><text:span text:style-name="T75">technicien)</text:span><text:span text:style-name="T92"> </text:span><text:span text:style-name="T82">mention </text:span><text:span text:style-name="T74">Abien</text:span></text:p>
      <text:p text:style-name="P27"><text:span text:style-name="T62">2011</text:span><text:span text:style-name="T86"> </text:span><text:span text:style-name="T62">: </text:span><text:span text:style-name="T70">CAP Comptabilité</text:span><text:span text:style-name="T80"> </text:span><text:span text:style-name="T65">(Concours</text:span><text:span text:style-name="T77"> </text:span><text:span text:style-name="T67">d’Aptitude</text:span><text:span text:style-name="T77"> </text:span><text:span text:style-name="T67">Professionnelle)</text:span><text:span text:style-name="T93"> </text:span><text:span text:style-name="T67">mention</text:span><text:span text:style-name="T81"> </text:span><text:span text:style-name="T62">Bien</text:span></text:p>
      <text:p text:style-name="P41"><text:span text:style-name="T107">L</text:span><text:span text:style-name="T106">ANGUES</text:span></text:p>
      <text:p text:style-name="P45"><text:span text:style-name="T109">Français: </text:span><text:span text:style-name="T110">Parlé,</text:span><text:span text:style-name="T126"> </text:span><text:span text:style-name="T127">lu</text:span><text:span text:style-name="T119"> </text:span><text:span text:style-name="T110">et</text:span><text:span text:style-name="T128"> </text:span><text:span text:style-name="T122">écrit</text:span></text:p>
      <text:h text:style-name="P52" text:outline-level="1"><text:span text:style-name="T108">Anglais : </text:span><text:span text:style-name="T112">lu, écrit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53" style:display-name="ListLabel 53" style:family="text">
      <style:text-properties fo:font-size="12pt" fo:font-weight="normal" style:font-size-asian="12pt" style:font-weight-asian="normal" style:font-name-complex="Wingdings1" style:font-family-complex="Wingdings" style:font-family-generic-complex="system" style:font-pitch-complex="variable" style:font-size-complex="12pt"/>
    </style:style>
    <style:style style:name="ListLabel_20_54" style:display-name="ListLabel 54" style:family="text">
      <style:text-properties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7" style:display-name="ListLabel 17" style:family="text">
      <style:text-properties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1.5pt" style:font-size-asian="11.5pt" style:font-name-complex="Calibri2" style:font-family-complex="Calibri" style:font-family-generic-complex="system" style:font-pitch-complex="variable" style:font-size-complex="11.5pt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Times New Roman" fo:font-family="'Times New Roman'" style:font-family-generic="roman" style:font-pitch="variable" fo:font-size="11.5pt" style:font-size-asian="11.5pt" style:font-name-complex="Calibri2" style:font-family-complex="Calibri" style:font-family-generic-complex="system" style:font-pitch-complex="variable" style:font-size-complex="11.5pt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53" style:num-suffix="" text:bullet-char="">
        <style:list-level-properties text:list-level-position-and-space-mode="label-alignment">
          <style:list-level-label-alignment text:label-followed-by="listtab" fo:text-indent="-0.635cm" fo:margin-left="0.811cm"/>
        </style:list-level-properties>
        <style:text-properties style:font-name="Wingdings"/>
      </text:list-level-style-bullet>
      <text:list-level-style-bullet text:level="2" text:style-name="ListLabel_20_54" style:num-suffix="-" text:bullet-char="-">
        <style:list-level-properties text:list-level-position-and-space-mode="label-alignment">
          <style:list-level-label-alignment text:label-followed-by="listtab" fo:text-indent="-0.637cm" fo:margin-left="1.829cm"/>
        </style:list-level-properties>
        <style:text-properties style:font-name="Calibri1"/>
      </text:list-level-style-bullet>
      <text:list-level-style-bullet text:level="3" text:style-name="ListLabel_20_55" style:num-suffix="" text:bullet-char="">
        <style:list-level-properties text:list-level-position-and-space-mode="label-alignment">
          <style:list-level-label-alignment text:label-followed-by="listtab" fo:text-indent="-0.637cm" fo:margin-left="1.829cm"/>
        </style:list-level-properties>
        <style:text-properties style:font-name="Symbol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7cm" fo:margin-left="1.829cm"/>
        </style:list-level-properties>
        <style:text-properties style:font-name="Symbol"/>
      </text:list-level-style-bullet>
      <text:list-level-style-bullet text:level="5" text:style-name="ListLabel_20_57" style:num-suffix="" text:bullet-char="">
        <style:list-level-properties text:list-level-position-and-space-mode="label-alignment">
          <style:list-level-label-alignment text:label-followed-by="listtab" fo:text-indent="-0.637cm" fo:margin-left="4.143cm"/>
        </style:list-level-properties>
        <style:text-properties style:font-name="Symbol"/>
      </text:list-level-style-bullet>
      <text:list-level-style-bullet text:level="6" text:style-name="ListLabel_20_58" style:num-suffix="" text:bullet-char="">
        <style:list-level-properties text:list-level-position-and-space-mode="label-alignment">
          <style:list-level-label-alignment text:label-followed-by="listtab" fo:text-indent="-0.637cm" fo:margin-left="6.458cm"/>
        </style:list-level-properties>
        <style:text-properties style:font-name="Symbol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7cm" fo:margin-left="8.774cm"/>
        </style:list-level-properties>
        <style:text-properties style:font-name="Symbol"/>
      </text:list-level-style-bullet>
      <text:list-level-style-bullet text:level="8" text:style-name="ListLabel_20_60" style:num-suffix="" text:bullet-char="">
        <style:list-level-properties text:list-level-position-and-space-mode="label-alignment">
          <style:list-level-label-alignment text:label-followed-by="listtab" fo:text-indent="-0.637cm" fo:margin-left="11.088cm"/>
        </style:list-level-properties>
        <style:text-properties style:font-name="Symbol"/>
      </text:list-level-style-bullet>
      <text:list-level-style-bullet text:level="9" text:style-name="ListLabel_20_61" style:num-suffix="" text:bullet-char="">
        <style:list-level-properties text:list-level-position-and-space-mode="label-alignment">
          <style:list-level-label-alignment text:label-followed-by="listtab" fo:text-indent="-0.637cm" fo:margin-left="13.40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7cm" fo:margin-left="1.827cm"/>
        </style:list-level-properties>
        <style:text-properties style:font-name="Calibri1"/>
      </text:list-level-style-bullet>
      <text:list-level-style-bullet text:level="2" text:style-name="ListLabel_20_45" style:num-suffix="" text:bullet-char="">
        <style:list-level-properties text:list-level-position-and-space-mode="label-alignment">
          <style:list-level-label-alignment text:label-followed-by="listtab" fo:text-indent="-0.637cm" fo:margin-left="3.448cm"/>
        </style:list-level-properties>
        <style:text-properties style:font-name="Symbol"/>
      </text:list-level-style-bullet>
      <text:list-level-style-bullet text:level="3" text:style-name="ListLabel_20_46" style:num-suffix="" text:bullet-char="">
        <style:list-level-properties text:list-level-position-and-space-mode="label-alignment">
          <style:list-level-label-alignment text:label-followed-by="listtab" fo:text-indent="-0.637cm" fo:margin-left="5.069cm"/>
        </style:list-level-properties>
        <style:text-properties style:font-name="Symbol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637cm" fo:margin-left="6.69cm"/>
        </style:list-level-properties>
        <style:text-properties style:font-name="Symbol"/>
      </text:list-level-style-bullet>
      <text:list-level-style-bullet text:level="5" text:style-name="ListLabel_20_48" style:num-suffix="" text:bullet-char="">
        <style:list-level-properties text:list-level-position-and-space-mode="label-alignment">
          <style:list-level-label-alignment text:label-followed-by="listtab" fo:text-indent="-0.637cm" fo:margin-left="8.31cm"/>
        </style:list-level-properties>
        <style:text-properties style:font-name="Symbol"/>
      </text:list-level-style-bullet>
      <text:list-level-style-bullet text:level="6" text:style-name="ListLabel_20_49" style:num-suffix="" text:bullet-char="">
        <style:list-level-properties text:list-level-position-and-space-mode="label-alignment">
          <style:list-level-label-alignment text:label-followed-by="listtab" fo:text-indent="-0.637cm" fo:margin-left="9.931cm"/>
        </style:list-level-properties>
        <style:text-properties style:font-name="Symbol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637cm" fo:margin-left="11.552cm"/>
        </style:list-level-properties>
        <style:text-properties style:font-name="Symbol"/>
      </text:list-level-style-bullet>
      <text:list-level-style-bullet text:level="8" text:style-name="ListLabel_20_51" style:num-suffix="" text:bullet-char="">
        <style:list-level-properties text:list-level-position-and-space-mode="label-alignment">
          <style:list-level-label-alignment text:label-followed-by="listtab" fo:text-indent="-0.637cm" fo:margin-left="13.171cm"/>
        </style:list-level-properties>
        <style:text-properties style:font-name="Symbol"/>
      </text:list-level-style-bullet>
      <text:list-level-style-bullet text:level="9" text:style-name="ListLabel_20_52" style:num-suffix="" text:bullet-char="">
        <style:list-level-properties text:list-level-position-and-space-mode="label-alignment">
          <style:list-level-label-alignment text:label-followed-by="listtab" fo:text-indent="-0.637cm" fo:margin-left="14.79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7cm" fo:margin-left="1.939cm"/>
        </style:list-level-properties>
        <style:text-properties style:font-name="Calibri1"/>
      </text:list-level-style-bullet>
      <text:list-level-style-bullet text:level="2" text:style-name="ListLabel_20_18" style:num-suffix="" text:bullet-char="">
        <style:list-level-properties text:list-level-position-and-space-mode="label-alignment">
          <style:list-level-label-alignment text:label-followed-by="listtab" fo:text-indent="-0.637cm" fo:margin-left="3.547cm"/>
        </style:list-level-properties>
        <style:text-properties style:font-name="Symbol"/>
      </text:list-level-style-bullet>
      <text:list-level-style-bullet text:level="3" text:style-name="ListLabel_20_19" style:num-suffix="" text:bullet-char="">
        <style:list-level-properties text:list-level-position-and-space-mode="label-alignment">
          <style:list-level-label-alignment text:label-followed-by="listtab" fo:text-indent="-0.637cm" fo:margin-left="5.158cm"/>
        </style:list-level-properties>
        <style:text-properties style:font-name="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fo:text-indent="-0.637cm" fo:margin-left="6.766cm"/>
        </style:list-level-properties>
        <style:text-properties style:font-name="Symbol"/>
      </text:list-level-style-bullet>
      <text:list-level-style-bullet text:level="5" text:style-name="ListLabel_20_21" style:num-suffix="" text:bullet-char="">
        <style:list-level-properties text:list-level-position-and-space-mode="label-alignment">
          <style:list-level-label-alignment text:label-followed-by="listtab" fo:text-indent="-0.637cm" fo:margin-left="8.377cm"/>
        </style:list-level-properties>
        <style:text-properties style:font-name="Symbol"/>
      </text:list-level-style-bullet>
      <text:list-level-style-bullet text:level="6" text:style-name="ListLabel_20_22" style:num-suffix="" text:bullet-char="">
        <style:list-level-properties text:list-level-position-and-space-mode="label-alignment">
          <style:list-level-label-alignment text:label-followed-by="listtab" fo:text-indent="-0.637cm" fo:margin-left="9.985cm"/>
        </style:list-level-properties>
        <style:text-properties style:font-name="Symbol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fo:text-indent="-0.637cm" fo:margin-left="11.596cm"/>
        </style:list-level-properties>
        <style:text-properties style:font-name="Symbol"/>
      </text:list-level-style-bullet>
      <text:list-level-style-bullet text:level="8" text:style-name="ListLabel_20_24" style:num-suffix="" text:bullet-char="">
        <style:list-level-properties text:list-level-position-and-space-mode="label-alignment">
          <style:list-level-label-alignment text:label-followed-by="listtab" fo:text-indent="-0.637cm" fo:margin-left="13.204cm"/>
        </style:list-level-properties>
        <style:text-properties style:font-name="Symbol"/>
      </text:list-level-style-bullet>
      <text:list-level-style-bullet text:level="9" text:style-name="ListLabel_20_25" style:num-suffix="" text:bullet-char="">
        <style:list-level-properties text:list-level-position-and-space-mode="label-alignment">
          <style:list-level-label-alignment text:label-followed-by="listtab" fo:text-indent="-0.637cm" fo:margin-left="14.8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7cm" fo:margin-left="1.692cm"/>
        </style:list-level-properties>
        <style:text-properties style:font-name="Calibri1"/>
      </text:list-level-style-bullet>
      <text:list-level-style-bullet text:level="2" text:style-name="ListLabel_20_36" style:num-suffix="" text:bullet-char="">
        <style:list-level-properties text:list-level-position-and-space-mode="label-alignment">
          <style:list-level-label-alignment text:label-followed-by="listtab" fo:text-indent="-0.637cm" fo:margin-left="3.247cm"/>
        </style:list-level-properties>
        <style:text-properties style:font-name="Symbol"/>
      </text:list-level-style-bullet>
      <text:list-level-style-bullet text:level="3" text:style-name="ListLabel_20_37" style:num-suffix="" text:bullet-char="">
        <style:list-level-properties text:list-level-position-and-space-mode="label-alignment">
          <style:list-level-label-alignment text:label-followed-by="listtab" fo:text-indent="-0.637cm" fo:margin-left="4.805cm"/>
        </style:list-level-properties>
        <style:text-properties style:font-name="Symbol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fo:text-indent="-0.637cm" fo:margin-left="6.361cm"/>
        </style:list-level-properties>
        <style:text-properties style:font-name="Symbol"/>
      </text:list-level-style-bullet>
      <text:list-level-style-bullet text:level="5" text:style-name="ListLabel_20_39" style:num-suffix="" text:bullet-char="">
        <style:list-level-properties text:list-level-position-and-space-mode="label-alignment">
          <style:list-level-label-alignment text:label-followed-by="listtab" fo:text-indent="-0.637cm" fo:margin-left="7.918cm"/>
        </style:list-level-properties>
        <style:text-properties style:font-name="Symbol"/>
      </text:list-level-style-bullet>
      <text:list-level-style-bullet text:level="6" text:style-name="ListLabel_20_40" style:num-suffix="" text:bullet-char="">
        <style:list-level-properties text:list-level-position-and-space-mode="label-alignment">
          <style:list-level-label-alignment text:label-followed-by="listtab" fo:text-indent="-0.637cm" fo:margin-left="9.474cm"/>
        </style:list-level-properties>
        <style:text-properties style:font-name="Symbol"/>
      </text:list-level-style-bullet>
      <text:list-level-style-bullet text:level="7" text:style-name="ListLabel_20_41" style:num-suffix="" text:bullet-char="">
        <style:list-level-properties text:list-level-position-and-space-mode="label-alignment">
          <style:list-level-label-alignment text:label-followed-by="listtab" fo:text-indent="-0.637cm" fo:margin-left="11.031cm"/>
        </style:list-level-properties>
        <style:text-properties style:font-name="Symbol"/>
      </text:list-level-style-bullet>
      <text:list-level-style-bullet text:level="8" text:style-name="ListLabel_20_42" style:num-suffix="" text:bullet-char="">
        <style:list-level-properties text:list-level-position-and-space-mode="label-alignment">
          <style:list-level-label-alignment text:label-followed-by="listtab" fo:text-indent="-0.637cm" fo:margin-left="12.587cm"/>
        </style:list-level-properties>
        <style:text-properties style:font-name="Symbol"/>
      </text:list-level-style-bullet>
      <text:list-level-style-bullet text:level="9" text:style-name="ListLabel_20_43" style:num-suffix="" text:bullet-char="">
        <style:list-level-properties text:list-level-position-and-space-mode="label-alignment">
          <style:list-level-label-alignment text:label-followed-by="listtab" fo:text-indent="-0.637cm" fo:margin-left="14.14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7cm" fo:margin-left="1.58cm"/>
        </style:list-level-properties>
        <style:text-properties style:font-name="Calibri1"/>
      </text:list-level-style-bullet>
      <text:list-level-style-bullet text:level="2" text:style-name="ListLabel_20_27" style:num-suffix="" text:bullet-char="">
        <style:list-level-properties text:list-level-position-and-space-mode="label-alignment">
          <style:list-level-label-alignment text:label-followed-by="listtab" fo:text-indent="-0.637cm" fo:margin-left="3.149cm"/>
        </style:list-level-properties>
        <style:text-properties style:font-name="Symbol"/>
      </text:list-level-style-bullet>
      <text:list-level-style-bullet text:level="3" text:style-name="ListLabel_20_28" style:num-suffix="" text:bullet-char="">
        <style:list-level-properties text:list-level-position-and-space-mode="label-alignment">
          <style:list-level-label-alignment text:label-followed-by="listtab" fo:text-indent="-0.637cm" fo:margin-left="4.717cm"/>
        </style:list-level-properties>
        <style:text-properties style:font-name="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637cm" fo:margin-left="6.285cm"/>
        </style:list-level-properties>
        <style:text-properties style:font-name="Symbol"/>
      </text:list-level-style-bullet>
      <text:list-level-style-bullet text:level="5" text:style-name="ListLabel_20_30" style:num-suffix="" text:bullet-char="">
        <style:list-level-properties text:list-level-position-and-space-mode="label-alignment">
          <style:list-level-label-alignment text:label-followed-by="listtab" fo:text-indent="-0.637cm" fo:margin-left="7.851cm"/>
        </style:list-level-properties>
        <style:text-properties style:font-name="Symbol"/>
      </text:list-level-style-bullet>
      <text:list-level-style-bullet text:level="6" text:style-name="ListLabel_20_31" style:num-suffix="" text:bullet-char="">
        <style:list-level-properties text:list-level-position-and-space-mode="label-alignment">
          <style:list-level-label-alignment text:label-followed-by="listtab" fo:text-indent="-0.637cm" fo:margin-left="9.419cm"/>
        </style:list-level-properties>
        <style:text-properties style:font-name="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637cm" fo:margin-left="10.987cm"/>
        </style:list-level-properties>
        <style:text-properties style:font-name="Symbol"/>
      </text:list-level-style-bullet>
      <text:list-level-style-bullet text:level="8" text:style-name="ListLabel_20_33" style:num-suffix="" text:bullet-char="">
        <style:list-level-properties text:list-level-position-and-space-mode="label-alignment">
          <style:list-level-label-alignment text:label-followed-by="listtab" fo:text-indent="-0.637cm" fo:margin-left="12.554cm"/>
        </style:list-level-properties>
        <style:text-properties style:font-name="Symbol"/>
      </text:list-level-style-bullet>
      <text:list-level-style-bullet text:level="9" text:style-name="ListLabel_20_34" style:num-suffix="" text:bullet-char="">
        <style:list-level-properties text:list-level-position-and-space-mode="label-alignment">
          <style:list-level-label-alignment text:label-followed-by="listtab" fo:text-indent="-0.637cm" fo:margin-left="14.12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20_style" style:num-suffix="" text:bullet-char="">
        <style:list-level-properties text:list-level-position-and-space-mode="label-alignment">
          <style:list-level-label-alignment text:label-followed-by="listtab" fo:text-indent="-0.728cm" fo:margin-left="1.436cm"/>
        </style:list-level-properties>
        <style:text-properties style:font-name="Wingdings"/>
      </text:list-level-style-bullet>
      <text:list-level-style-bullet text:level="2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2.701cm"/>
        </style:list-level-properties>
        <style:text-properties style:font-name="Symbol"/>
      </text:list-level-style-bullet>
      <text:list-level-style-bullet text:level="3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3.963cm"/>
        </style:list-level-properties>
        <style:text-properties style:font-name="Symbol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5.226cm"/>
        </style:list-level-properties>
        <style:text-properties style:font-name="Symbol"/>
      </text:list-level-style-bullet>
      <text:list-level-style-bullet text:level="5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6.489cm"/>
        </style:list-level-properties>
        <style:text-properties style:font-name="Symbol"/>
      </text:list-level-style-bullet>
      <text:list-level-style-bullet text:level="6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7.752cm"/>
        </style:list-level-properties>
        <style:text-properties style:font-name="Symbol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9.015cm"/>
        </style:list-level-properties>
        <style:text-properties style:font-name="Symbol"/>
      </text:list-level-style-bullet>
      <text:list-level-style-bullet text:level="8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10.278cm"/>
        </style:list-level-properties>
        <style:text-properties style:font-name="Symbol"/>
      </text:list-level-style-bullet>
      <text:list-level-style-bullet text:level="9" text:style-name="Character_20_style" style:num-suffix="" text:bullet-char="">
        <style:list-level-properties text:list-level-position-and-space-mode="label-alignment">
          <style:list-level-label-alignment text:label-followed-by="listtab" fo:text-indent="-0.728cm" fo:margin-left="11.54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7:56:39.882767535</meta:creation-date>
    <dc:date>2018-03-31T18:29:49.746296794</dc:date>
    <meta:editing-duration>PT32M58S</meta:editing-duration>
    <meta:editing-cycles>28</meta:editing-cycles>
    <meta:generator>LibreOffice/5.4.5.1$Linux_X86_64 LibreOffice_project/40m0$Build-1</meta:generator>
    <meta:document-statistic meta:table-count="0" meta:image-count="0" meta:object-count="0" meta:page-count="2" meta:paragraph-count="56" meta:word-count="379" meta:character-count="2455" meta:non-whitespace-character-count="2160"/>
  </office:meta>
</office:document-meta>
</file>